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!-- See etc/org/README for copyright information --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odt="http://www.w3.org/1999/xodt" xmlns:field="urn:openoffice:names:experimental:ooo-ms-interop:xmlns:field:1.0" office:version="1.2">
  <!-- scripts -->
  <office:scripts/>
  <!-- font face declarations -->
  <office:font-face-decls>
    <style:font-face style:name="Tahoma1" svg:font-family="Tahoma"/>
    <style:font-face style:name="courier" svg:font-family="courier, monospac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!-- automatic styles -->
  <office:automatic-styles>
    <!-- Section styles -->
    <!-- Section styles for Table Of Contents and Other Indices -->
    <style:style style:name="OrgIndexSection" style:family="section">
      <style:section-properties fo:background-color="#c0c0c0" style:editable="false">
        <style:columns fo:column-count="1" fo:column-gap="0cm"/>
        <style:background-image/>
      </style:section-properties>
    </style:style>
    <!-- Indented sections, used as container for tables that occur
         within list items -->
    <style:style style:name="OrgIndentedSection-Level-1" style:family="section">
      <style:section-properties text:dont-balance-text-columns="false" fo:margin-left="1.281cm" fo:margin-right="0cm" style:editable="false">
        <style:columns fo:column-count="1" fo:column-gap="0cm"/>
      </style:section-properties>
    </style:style>
    <style:style style:name="OrgIndentedSection-Level-2" style:family="section">
      <style:section-properties text:dont-balance-text-columns="false" fo:margin-left="1.905cm" fo:margin-right="0cm" style:editable="false">
        <style:columns fo:column-count="1" fo:column-gap="0cm"/>
      </style:section-properties>
    </style:style>
    <style:style style:name="OrgIndentedSection-Level-3" style:family="section">
      <style:section-properties text:dont-balance-text-columns="false" fo:margin-left="2.54cm" fo:margin-right="0cm" style:editable="false">
        <style:columns fo:column-count="1" fo:column-gap="0cm"/>
      </style:section-properties>
    </style:style>
    <style:style style:name="OrgIndentedSection-Level-4" style:family="section">
      <style:section-properties text:dont-balance-text-columns="false" fo:margin-left="3.175cm" fo:margin-right="0cm" style:editable="false">
        <style:columns fo:column-count="1" fo:column-gap="0cm"/>
      </style:section-properties>
    </style:style>
    <style:style style:name="OrgIndentedSection-Level-5" style:family="section">
      <style:section-properties text:dont-balance-text-columns="false" fo:margin-left="3.81cm" fo:margin-right="0cm" style:editable="false">
        <style:columns fo:column-count="1" fo:column-gap="0cm"/>
      </style:section-properties>
    </style:style>
    <style:style style:name="OrgIndentedSection-Level-6" style:family="section">
      <style:section-properties text:dont-balance-text-columns="false" fo:margin-left="4.445cm" fo:margin-right="0cm" style:editable="false">
        <style:columns fo:column-count="1" fo:column-gap="0cm"/>
      </style:section-properties>
    </style:style>
    <style:style style:name="OrgIndentedSection-Level-7" style:family="section">
      <style:section-properties text:dont-balance-text-columns="false" fo:margin-left="5.08cm" fo:margin-right="0cm" style:editable="false">
        <style:columns fo:column-count="1" fo:column-gap="0cm"/>
      </style:section-properties>
    </style:style>
    <style:style style:name="OrgIndentedSection-Level-8" style:family="section">
      <style:section-properties text:dont-balance-text-columns="false" fo:margin-left="5.715cm" fo:margin-right="0cm" style:editable="false">
        <style:columns fo:column-count="1" fo:column-gap="0cm"/>
      </style:section-properties>
    </style:style>
    <style:style style:name="OrgIndentedSection-Level-9" style:family="section">
      <style:section-properties text:dont-balance-text-columns="false" fo:margin-left="6.35cm" fo:margin-right="0cm" style:editable="false">
        <style:columns fo:column-count="1" fo:column-gap="0cm"/>
      </style:section-properties>
    </style:style>
    <style:style style:name="OrgIndentedSection-Level-10" style:family="section">
      <style:section-properties text:dont-balance-text-columns="false" fo:margin-left="6.985cm" fo:margin-right="0cm" style:editable="false">
        <style:columns fo:column-count="1" fo:column-gap="0cm"/>
      </style:section-properties>
    </style:style>
    <!-- Table styles -->
    <style:style style:name="OrgTable" style:family="table">
      <style:table-properties style:rel-width="96%" fo:margin-top="0cm" fo:margin-bottom="0.20cm" table:align="center"/>
    </style:style>
    <style:style style:name="OrgTableColumn" style:family="table-column">
      <style:table-column-properties style:rel-column-width="1*"/>
    </style:style>
    <style:style style:name="OrgTblCell" style:family="table-cell">
      <style:table-cell-properties style:vertical-align="top" fo:padding="0.159cm" fo:border-top="none" fo:border-bottom="none" fo:border-left="none" fo:border-right="none"/>
    </style:style>
    <style:style style:name="OrgTblCellL" style:family="table-cell" style:parent-style-name="OrgTblCell">
      <style:table-cell-properties fo:padding="0.159cm" fo:border-top="none" fo:border-bottom="none" fo:border-left="0.002cm solid #000000" fo:border-right="none"/>
    </style:style>
    <style:style style:name="OrgTblCellR" style:family="table-cell" style:parent-style-name="OrgTblCell">
      <style:table-cell-properties fo:padding="0.159cm" fo:border-top="none" fo:border-bottom="none" fo:border-left="none" fo:border-right="0.002cm solid #000000"/>
    </style:style>
    <style:style style:name="OrgTblCellLR" style:family="table-cell" style:parent-style-name="OrgTblCell">
      <style:table-cell-properties fo:padding="0.159cm" fo:border-top="none" fo:border-bottom="none" fo:border-left="0.002cm solid #000000" fo:border-right="0.002cm solid #000000"/>
    </style:style>
    <style:style style:name="OrgTblCellT" style:family="table-cell" style:parent-style-name="OrgTblCell">
      <style:table-cell-properties fo:padding="0.159cm" fo:border-top="0.002cm solid #000000" fo:border-bottom="none" fo:border-left="none" fo:border-right="none"/>
    </style:style>
    <style:style style:name="OrgTblCellTL" style:family="table-cell" style:parent-style-name="OrgTblCell">
      <style:table-cell-properties fo:padding="0.159cm" fo:border-top="0.002cm solid #000000" fo:border-bottom="none" fo:border-left="0.002cm solid #000000" fo:border-right="none"/>
    </style:style>
    <style:style style:name="OrgTblCellTR" style:family="table-cell" style:parent-style-name="OrgTblCell">
      <style:table-cell-properties fo:padding="0.159cm" fo:border-top="0.002cm solid #000000" fo:border-bottom="none" fo:border-left="none" fo:border-right="0.002cm solid #000000"/>
    </style:style>
    <style:style style:name="OrgTblCellTLR" style:family="table-cell" style:parent-style-name="OrgTblCell">
      <style:table-cell-properties fo:padding="0.159cm" fo:border-top="0.002cm solid #000000" fo:border-bottom="none" fo:border-left="0.002cm solid #000000" fo:border-right="0.002cm solid #000000"/>
    </style:style>
    <style:style style:name="OrgTblCellB" style:family="table-cell" style:parent-style-name="OrgTblCell">
      <style:table-cell-properties fo:padding="0.159cm" fo:border-top="none" fo:border-bottom="0.002cm solid #000000" fo:border-left="none" fo:border-right="none"/>
    </style:style>
    <style:style style:name="OrgTblCellBL" style:family="table-cell" style:parent-style-name="OrgTblCell">
      <style:table-cell-properties fo:padding="0.159cm" fo:border-top="none" fo:border-bottom="0.002cm solid #000000" fo:border-left="0.002cm solid #000000" fo:border-right="none"/>
    </style:style>
    <style:style style:name="OrgTblCellBR" style:family="table-cell" style:parent-style-name="OrgTblCell">
      <style:table-cell-properties fo:padding="0.159cm" fo:border-top="none" fo:border-bottom="0.002cm solid #000000" fo:border-left="none" fo:border-right="0.002cm solid #000000"/>
    </style:style>
    <style:style style:name="OrgTblCellBLR" style:family="table-cell" style:parent-style-name="OrgTblCell">
      <style:table-cell-properties fo:padding="0.159cm" fo:border-top="none" fo:border-bottom="0.002cm solid #000000" fo:border-left="0.002cm solid #000000" fo:border-right="0.002cm solid #000000"/>
    </style:style>
    <style:style style:name="OrgTblCellTB" style:family="table-cell" style:parent-style-name="OrgTblCell">
      <style:table-cell-properties fo:padding="0.159cm" fo:border-top="0.002cm solid #000000" fo:border-bottom="0.002cm solid #000000" fo:border-left="none" fo:border-right="none"/>
    </style:style>
    <style:style style:name="OrgTblCellTBL" style:family="table-cell" style:parent-style-name="OrgTblCell">
      <style:table-cell-properties fo:padding="0.159cm" fo:border-top="0.002cm solid #000000" fo:border-bottom="0.002cm solid #000000" fo:border-left="0.002cm solid #000000" fo:border-right="none"/>
    </style:style>
    <style:style style:name="OrgTblCellTBR" style:family="table-cell" style:parent-style-name="OrgTblCell">
      <style:table-cell-properties fo:padding="0.159cm" fo:border-top="0.002cm solid #000000" fo:border-bottom="0.002cm solid #000000" fo:border-left="none" fo:border-right="0.002cm solid #000000"/>
    </style:style>
    <style:style style:name="OrgTblCellTBLR" style:family="table-cell" style:parent-style-name="OrgTblCell">
      <style:table-cell-properties fo:padding="0.159cm" fo:border-top="0.002cm solid #000000" fo:border-bottom="0.002cm solid #000000" fo:border-left="0.002cm solid #000000" fo:border-right="0.002cm solid #000000"/>
    </style:style>
    <!-- BEGIN: Table styles for numbered equations -->
    <style:style style:name="OrgEquation" style:family="table">
      <style:table-properties style:rel-width="100%" fo:margin-top="0cm" fo:margin-bottom="0.20cm" table:align="center"/>
    </style:style>
    <style:style style:name="OrgEquationTableColumn" style:family="table-column">
      <style:table-column-properties style:rel-column-width="1*"/>
    </style:style>
    <style:style style:name="OrgFirstEquationFir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La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FirstColumnTableParagraph" style:family="paragraph" style:parent-style-name="Table_20_Contents">
      <style:paragraph-properties fo:text-align="center" style:justify-single-word="false"/>
    </style:style>
    <style:style style:name="OrgEquationLastColumnTableParagraph" style:family="paragraph" style:parent-style-name="Table_20_Contents">
      <style:paragraph-properties fo:text-align="end" style:justify-single-word="false"/>
    </style:style>
    <!-- END: Table styles for numbered equations -->
    <!-- BEGIN: Custom Table Template -->
    <style:style style:name="Custom" style:family="table">
      <style:table-properties style:rel-width="80%" table:align="center"/>
    </style:style>
    <style:style style:name="CustomColumn" style:family="table-column">
      <style:table-column-properties style:rel-column-width="1*"/>
    </style:style>
    <!-- Table Paragraph Styles -->
    <style:style style:name="Custom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Row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Column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Row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Column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!-- Table Cell Styles -->
    <style:style style:name="CustomTableCell" style:family="table-cell">
      <style:table-cell-properties style:vertical-align="top" fo:background-color="#ffffff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RowTableCell" style:family="table-cell">
      <style:table-cell-properties style:vertical-align="top" fo:background-color="#000080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Row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ColumnTableCell" style:family="table-cell">
      <style:table-cell-properties style:vertical-align="top" fo:background-color="#4d4d4d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Column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!-- END: Custom Table Template -->
  </office:automatic-styles>
  <office:body>
    <office:text>
      <text:sequence-decls>
        <text:sequence-decl text:display-outline-level="2" text:name="Table"/>
        <text:sequence-decl text:display-outline-level="2" text:name="Illustration"/>
        <text:sequence-decl text:display-outline-level="2" text:name="Text"/>
        <text:sequence-decl text:display-outline-level="2" text:name="Equation"/>
        <text:sequence-decl text:display-outline-level="2" text:name="Listing"/>
      </text:sequence-decls>
      <text:p text:style-name="OrgSubtitle"><text:initial-creator>22730@LIANGZI-CC</text:initial-creator></text:p>
      <text:p text:style-name="OrgSubtitle"/>
      <text:table-of-content text:style-name="OrgIndexSection" text:protected="true" text:name="Table of Contents">
        <text:table-of-content-source text:outline-level="3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Contents_20_1"><text:a xlink:type="simple" xlink:href="#org647d759">1. <text:span text:style-name="OrgTodo">DONE</text:span> introduction: a welcome of org mode</text:a></text:p>
          <text:p text:style-name="Contents_20_2"><text:a xlink:type="simple" xlink:href="#orgc5c9e48">1.1. 激活</text:a></text:p>
          <text:p text:style-name="Contents_20_1"><text:a xlink:type="simple" xlink:href="#org24e5ff7">2. <text:span text:style-name="OrgTodo">DONE</text:span> document structure 文档结构</text:a></text:p>
          <text:p text:style-name="Contents_20_2"><text:a xlink:type="simple" xlink:href="#org7fe26be">2.1. headlines</text:a></text:p>
          <text:p text:style-name="Contents_20_2"><text:a xlink:type="simple" xlink:href="#orgcc00710">2.2. 在可见度上的遮盖与打开 visibility cycling</text:a></text:p>
          <text:p text:style-name="Contents_20_2"><text:a xlink:type="simple" xlink:href="#org2324015">2.3. 在headline之间的跳动</text:a></text:p>
          <text:p text:style-name="Contents_20_2"><text:a xlink:type="simple" xlink:href="#org39d2de4">2.4. 结构编辑 structure editing</text:a></text:p>
          <text:p text:style-name="Contents_20_2"><text:a xlink:type="simple" xlink:href="#orgcf6693c">2.5. sparse trees</text:a></text:p>
          <text:p text:style-name="Contents_20_2"><text:a xlink:type="simple" xlink:href="#org0562f43">2.6. plain list 简单的列表</text:a></text:p>
          <text:p text:style-name="Contents_20_1"><text:a xlink:type="simple" xlink:href="#orgf31f5e3">3. <text:span text:style-name="OrgTodo">DONE</text:span> table 表格的使用</text:a></text:p>
          <text:p text:style-name="Contents_20_2"><text:a xlink:type="simple" xlink:href="#org9aefc79">3.1. 使用C-c | 形成一个新的表格</text:a></text:p>
          <text:p text:style-name="Contents_20_2"><text:a xlink:type="simple" xlink:href="#org988a9ba">3.2. cell基本变换</text:a></text:p>
          <text:p text:style-name="Contents_20_2"><text:a xlink:type="simple" xlink:href="#orga68921f">3.3. <text:span text:style-name="OrgTodo">DONE</text:span> 行与列的变化</text:a></text:p>
          <text:p text:style-name="Contents_20_1"><text:a xlink:type="simple" xlink:href="#orgb18862b">4. <text:span text:style-name="OrgTodo">DONE</text:span> hyperlinks 超链接</text:a></text:p>
          <text:p text:style-name="Contents_20_2"><text:a xlink:type="simple" xlink:href="#org5dd8966">4.1. 内部链接</text:a></text:p>
          <text:p text:style-name="Contents_20_2"><text:a xlink:type="simple" xlink:href="#org8daee2d">4.2. 外部链接</text:a></text:p>
          <text:p text:style-name="Contents_20_2"><text:a xlink:type="simple" xlink:href="#org785a1be">4.3. handling links, 处理链接</text:a></text:p>
          <text:p text:style-name="Contents_20_1"><text:a xlink:type="simple" xlink:href="#org23549d4">5. <text:span text:style-name="OrgTodo">DONE</text:span> todo iteems  待办项目</text:a></text:p>
          <text:p text:style-name="Contents_20_2"><text:a xlink:type="simple" xlink:href="#orgb70bb98">5.1. 有关todo的基本操作</text:a></text:p>
          <text:p text:style-name="Contents_20_2"><text:a xlink:type="simple" xlink:href="#orgb525085">5.2. <text:span text:style-name="OrgTodo">DONE</text:span> muti-state workflow  多态工作流</text:a></text:p>
          <text:p text:style-name="Contents_20_2"><text:a xlink:type="simple" xlink:href="#org8d37e7b">5.3. Progress Logging 进展记录</text:a></text:p>
          <text:p text:style-name="Contents_20_3"><text:a xlink:type="simple" xlink:href="#org67e42e5">5.3.1. <text:span text:style-name="OrgTodo">TODO</text:span> 阅读clocking working time</text:a></text:p>
          <text:p text:style-name="Contents_20_3"><text:a xlink:type="simple" xlink:href="#org5097bf2">5.3.2. closing items 关闭项目</text:a></text:p>
          <text:p text:style-name="Contents_20_3"><text:a xlink:type="simple" xlink:href="#orgf22d936">5.3.3. tracking todo state changes</text:a></text:p>
          <text:p text:style-name="Contents_20_2"><text:a xlink:type="simple" xlink:href="#org4026b7c">5.4. Priorities 优先级</text:a></text:p>
          <text:p text:style-name="Contents_20_2"><text:a xlink:type="simple" xlink:href="#org14ca5c7">5.5. break tasks down into subtasks 将任务分解为子任务</text:a></text:p>
          <text:p text:style-name="Contents_20_2"><text:a xlink:type="simple" xlink:href="#org0e1e9f0">5.6. checkboxes 复选框</text:a></text:p>
          <text:p text:style-name="Contents_20_1"><text:a xlink:type="simple" xlink:href="#org6404030">6. <text:span text:style-name="OrgTodo">DONE</text:span> Tags 标签</text:a></text:p>
          <text:p text:style-name="Contents_20_2"><text:a xlink:type="simple" xlink:href="#orge269476">6.1. tag inheritance 标签层级</text:a></text:p>
          <text:p text:style-name="Contents_20_2"><text:a xlink:type="simple" xlink:href="#org6878bb7">6.2. 设置标签 <text:span text:style-name="OrgTags">[<text:span text:style-name="OrgTag">test</text:span>]</text:span></text:a></text:p>
          <text:p text:style-name="Contents_20_2"><text:a xlink:type="simple" xlink:href="#org700f44b">6.3. 标签组</text:a></text:p>
          <text:p text:style-name="Contents_20_2"><text:a xlink:type="simple" xlink:href="#org289d1da">6.4. 标签的搜索</text:a></text:p>
          <text:p text:style-name="Contents_20_1"><text:a xlink:type="simple" xlink:href="#org4127a71">7. <text:span text:style-name="OrgTodo">DONE</text:span> Properties</text:a></text:p>
          <text:p text:style-name="Contents_20_1"><text:a xlink:type="simple" xlink:href="#org1bdf68f">8. <text:span text:style-name="OrgTodo">DONE</text:span> dates and times</text:a></text:p>
          <text:p text:style-name="Contents_20_2"><text:a xlink:type="simple" xlink:href="#org0091201">8.1. timestamps 时间戳</text:a></text:p>
          <text:p text:style-name="Contents_20_3"><text:a xlink:type="simple" xlink:href="#orgcac5a18">8.1.1. C-c . 插入时间戳</text:a></text:p>
          <text:p text:style-name="Contents_20_3"><text:a xlink:type="simple" xlink:href="#orgb0c8419">8.1.2. C-c ! 插入非活动类型时间戳</text:a></text:p>
          <text:p text:style-name="Contents_20_3"><text:a xlink:type="simple" xlink:href="#org2f43ee1">8.1.3. S-方向键</text:a></text:p>
          <text:p text:style-name="Contents_20_2"><text:a xlink:type="simple" xlink:href="#org43f60b6">8.2. deadline and scheduling 截止日期与时间表</text:a></text:p>
          <text:p text:style-name="Contents_20_3"><text:a xlink:type="simple" xlink:href="#org9e6bf7e">8.2.1. C-c C-d</text:a></text:p>
          <text:p text:style-name="Contents_20_3"><text:a xlink:type="simple" xlink:href="#orgc4246ea">8.2.2. C-c C-s</text:a></text:p>
          <text:p text:style-name="Contents_20_2"><text:a xlink:type="simple" xlink:href="#org57fbab0">8.3. clocking work time 记录在特定项目上消耗的时间</text:a></text:p>
          <text:p text:style-name="Contents_20_1"><text:a xlink:type="simple" xlink:href="#orgdcdb0e2">9. <text:span text:style-name="OrgTodo">INPROGRESS</text:span> capture, refile, archive</text:a></text:p>
          <text:p text:style-name="Contents_20_2"><text:a xlink:type="simple" xlink:href="#org7271c83">9.1. capture</text:a></text:p>
          <text:p text:style-name="Contents_20_3"><text:a xlink:type="simple" xlink:href="#org956d9a2">9.1.1. setting up capture 设置capture</text:a></text:p>
          <text:p text:style-name="Contents_20_3"><text:a xlink:type="simple" xlink:href="#orgcf24587">9.1.2. using capture 使用capture</text:a></text:p>
          <text:p text:style-name="Contents_20_3"><text:a xlink:type="simple" xlink:href="#org053a158">9.1.3. <text:span text:style-name="OrgTodo">DONE</text:span> capture templates</text:a></text:p>
          <text:p text:style-name="Contents_20_2"><text:a xlink:type="simple" xlink:href="#org71153eb">9.2. refile and copy 文件重归档与复制</text:a></text:p>
          <text:p text:style-name="Contents_20_1"><text:a xlink:type="simple" xlink:href="#org28f6847">10. <text:span text:style-name="OrgTodo">INPROGRESS</text:span> agenda views</text:a></text:p>
          <text:p text:style-name="Contents_20_2"><text:a xlink:type="simple" xlink:href="#org8f9912a">10.1. agenda files</text:a></text:p>
          <text:p text:style-name="Contents_20_2"><text:a xlink:type="simple" xlink:href="#orgeda24e2">10.2. The Agenda Dispatcher 日程调度分配器</text:a></text:p>
          <text:p text:style-name="Contents_20_2"><text:a xlink:type="simple" xlink:href="#org9ed1870">10.3. The Weekly /Daily  Agenda</text:a></text:p>
          <text:p text:style-name="Contents_20_2"><text:a xlink:type="simple" xlink:href="#org2314100">10.4. the global todo list 全局todo列表</text:a></text:p>
          <text:p text:style-name="Contents_20_2"><text:a xlink:type="simple" xlink:href="#org13bc7ca">10.5. Matching Tags and Properties 匹配标签和属性</text:a></text:p>
          <text:p text:style-name="Contents_20_1"><text:a xlink:type="simple" xlink:href="#orgbbb0272">11. <text:span text:style-name="OrgTodo">DONE</text:span> markup for rich contents</text:a></text:p>
          <text:p text:style-name="Contents_20_2"><text:a xlink:type="simple" xlink:href="#org1ec8808">11.1. paragraphs 段落</text:a></text:p>
          <text:p text:style-name="Contents_20_2"><text:a xlink:type="simple" xlink:href="#orgb747c04">11.2. Emphasis and Monospace 强调与等宽字体</text:a></text:p>
          <text:p text:style-name="Contents_20_2"><text:a xlink:type="simple" xlink:href="#orga1544d2">11.3. embedded latex</text:a></text:p>
          <text:p text:style-name="Contents_20_2"><text:a xlink:type="simple" xlink:href="#org5935fcc">11.4. literal examples 一些例子</text:a></text:p>
          <text:p text:style-name="Contents_20_2"><text:a xlink:type="simple" xlink:href="#orgea2e711">11.5. Images 插入图片的问题</text:a></text:p>
          <text:p text:style-name="Contents_20_2"><text:a xlink:type="simple" xlink:href="#orge0e47f0">11.6. creating footnotes 插入脚注</text:a></text:p>
          <text:p text:style-name="Contents_20_1"><text:a xlink:type="simple" xlink:href="#orgb605df8">12. <text:span text:style-name="OrgTodo">DONE</text:span> exporting</text:a></text:p>
          <text:p text:style-name="Contents_20_2"><text:a xlink:type="simple" xlink:href="#org86efd4b">12.1. 导出时需要的一些特殊信息</text:a></text:p>
          <text:p text:style-name="Contents_20_2"><text:a xlink:type="simple" xlink:href="#org705ada1">12.2. table of contents 内容目录</text:a></text:p>
          <text:p text:style-name="Contents_20_2"><text:a xlink:type="simple" xlink:href="#orgba620da">12.3. include files 导入其他文件</text:a></text:p>
          <text:p text:style-name="Contents_20_2"><text:a xlink:type="simple" xlink:href="#orged53fbb">12.4. comment lines 注释行</text:a></text:p>
          <text:p text:style-name="Contents_20_2"><text:a xlink:type="simple" xlink:href="#orgf366c56">12.5. 正文开始:导出成不同格式的文件</text:a></text:p>
          <text:p text:style-name="Contents_20_3"><text:a xlink:type="simple" xlink:href="#orgd0a23f5">12.5.1. ASCII UTF-8</text:a></text:p>
          <text:p text:style-name="Contents_20_3"><text:a xlink:type="simple" xlink:href="#orgec51fed">12.5.2. HTML</text:a></text:p>
          <text:p text:style-name="Contents_20_3"><text:a xlink:type="simple" xlink:href="#orgf82eed7">12.5.3. latex export</text:a></text:p>
          <text:p text:style-name="Contents_20_3"><text:a xlink:type="simple" xlink:href="#org241dcad">12.5.4. iCalendar export</text:a></text:p>
          <text:p text:style-name="Contents_20_1"><text:a xlink:type="simple" xlink:href="#org87c8e8f">13. <text:span text:style-name="OrgTodo">DONE</text:span> publishing</text:a></text:p>
          <text:p text:style-name="Contents_20_1"><text:a xlink:type="simple" xlink:href="#orgd69fbbc">14. <text:span text:style-name="OrgTodo">DONE</text:span> working with source code 在笔记里插入源码<text:span text:style-name="OrgCode">[%]</text:span></text:a></text:p>
          <text:p text:style-name="Contents_20_2"><text:a xlink:type="simple" xlink:href="#org2a0bed1">14.1. <text:span text:style-name="OrgTodo">TODO</text:span> using header arguments</text:a></text:p>
          <text:p text:style-name="Contents_20_2"><text:a xlink:type="simple" xlink:href="#org68ca570">14.2. <text:span text:style-name="OrgTodo">TODO</text:span> evaluating code blocks</text:a></text:p>
          <text:p text:style-name="Contents_20_2"><text:a xlink:type="simple" xlink:href="#org21ee1fc">14.3. <text:span text:style-name="OrgTodo">TODO</text:span> results of evaluation</text:a></text:p>
          <text:p text:style-name="Contents_20_2"><text:a xlink:type="simple" xlink:href="#org671e1e1">14.4. <text:span text:style-name="OrgTodo">TODO</text:span> exporting code blocks</text:a></text:p>
          <text:p text:style-name="Contents_20_2"><text:a xlink:type="simple" xlink:href="#orga2d6481">14.5. <text:span text:style-name="OrgTodo">TODO</text:span> extracting source code</text:a></text:p>
          <text:p text:style-name="Contents_20_1"><text:a xlink:type="simple" xlink:href="#org9f1e3a7">15. <text:span text:style-name="OrgTodo">TODO</text:span> miscellaneous</text:a></text:p>
        </text:index-body>
      </text:table-of-content>
      <text:p text:style-name="Text_20_body">这篇笔记是我用org写的，在学习org的过程中进行的一个简单的记录。
这篇笔记里所有的内容都来自于<text:a xlink:type="simple" xlink:href="https://orgmode.org/guide/">orgmode compact guide</text:a>.
</text:p>
      <text:h text:style-name="Heading_20_1" text:outline-level="1" text:is-list-header="false">
<text:bookmark-start text:name="OrgXref.org647d759"/>
<text:bookmark text:name="org647d759"/><text:span text:style-name="OrgDone">DONE</text:span> introduction: a welcome of org mode
<text:bookmark-end text:name="OrgXref.org647d759"/></text:h>
      <text:h text:style-name="Heading_20_2" text:outline-level="2" text:is-list-header="false">
<text:bookmark-start text:name="OrgXref.orgc5c9e48"/>
<text:bookmark text:name="orgc5c9e48"/>激活
<text:bookmark-end text:name="OrgXref.orgc5c9e48"/></text:h>
      <text:p text:style-name="Text_20_body">当你初次使用一个emacs,且你并没有什么配置的时候,如何从零开始配置org呢?首先,尝试将以下代码复制到init.el文件里,当然,也可以是合理的其他位置.这样做的目的是为了激活快捷键.
```
(global-set-key (kbd "C-c l") 'org-store-link)
(global-set-key (kbd "C-c a") 'org-agenda)
(global-set-key (kbd "C-c c") 'org-capture)
```
</text:p>
      <text:h text:style-name="Heading_20_1" text:outline-level="1" text:is-list-header="false">
<text:bookmark-start text:name="OrgXref.org24e5ff7"/>
<text:bookmark text:name="org24e5ff7"/><text:span text:style-name="OrgDone">DONE</text:span> document structure 文档结构
<text:bookmark-end text:name="OrgXref.org24e5ff7"/></text:h>
      <text:p text:style-name="Text_20_body">文档结构被认为是文档的骨架,也就是一个"书"状的层次结构.
</text:p>
      <text:h text:style-name="Heading_20_2" text:outline-level="2" text:is-list-header="false">
<text:bookmark-start text:name="OrgXref.org7fe26be"/>
<text:bookmark text:name="org7fe26be"/>headlines
<text:bookmark-end text:name="OrgXref.org7fe26be"/></text:h>
      <text:p text:style-name="Text_20_body">就是一级标题,二级标题等等.一般可以通过以下方式进行表达:
</text:p>
      <text:p text:style-name="OrgSrcBlock"/>
      <text:p text:style-name="OrgSrcBlock"><text:span text:style-name="OrgSrcOrgLevel1">*</text:span><text:span text:style-name="OrgSrcOrgLevel1"><text:s/></text:span><text:span text:style-name="OrgSrcOrgLevel1">一级标题</text:span></text:p>
      <text:p text:style-name="OrgSrcBlockLastLine"><text:span text:style-name="OrgSrcOrgHide">*</text:span><text:span text:style-name="OrgSrcOrgLevel2">*</text:span><text:span text:style-name="OrgSrcOrgLevel2"><text:s/></text:span><text:span text:style-name="OrgSrcOrgLevel2">二级标题</text:span></text:p>
      <text:p text:style-name="OrgSrcBlockLastLine"><text:span text:style-name="OrgSrcOrgHide">**</text:span><text:span text:style-name="OrgSrcOrgLevel3">*</text:span><text:span text:style-name="OrgSrcOrgLevel3"><text:s/></text:span><text:span text:style-name="OrgSrcOrgLevel3">三级标题</text:span></text:p>
      <text:p text:style-name="OrgSrcBlockLastLine"/>
      <text:p text:style-name="Text_20_body">此外,可以通过"M-&lt;ENTER&gt;"键一键形成一个同等的一级标题.可以使用TAB将这个一级标题转换为一个二级标题.
一般,当打开一个org文档时,这个org文档仅仅会展露出一个骨架.此时可以通过TAB将这个骨架进行展开.
</text:p>
      <text:h text:style-name="Heading_20_2" text:outline-level="2" text:is-list-header="false">
<text:bookmark-start text:name="OrgXref.orgcc00710"/>
<text:bookmark text:name="orgcc00710"/>在可见度上的遮盖与打开 visibility cycling
<text:bookmark-end text:name="OrgXref.orgcc00710"/></text:h>
      <text:p text:style-name="Text_20_body">也就是在可见度之间的一种循环.前面有所介绍.
</text:p>
      <text:list text:style-name="OrgNumberedList" text:continue-numbering="false">
        <text:list-item>
          <text:p text:style-name="Text_20_body">最常用的方法是使用TAB.如:
</text:p>
        </text:list-item>
      </text:list>
      <text:p text:style-name="Text_20_body">,-&gt; folded FOLDED -&gt; children CHILDREN -&gt; subtree SUBTREE –.
'------------------------------------------------------–—'
</text:p>
      <text:list text:style-name="OrgNumberedList" text:continue-numbering="false">
        <text:list-item>
          <text:p text:style-name="Text_20_body">使用S-TAB在以下场景下实现循环.
</text:p>
        </text:list-item>
      </text:list>
      <text:p text:style-name="Text_20_body">,-&gt; OVERVIEW -&gt; CONTENTS -&gt; SHOW ALL –.
'---------------------------------–—'
</text:p>
      <text:list text:style-name="OrgNumberedList" text:continue-numbering="false">
        <text:list-item>
          <text:p text:style-name="Text_20_body">使用C-u C-u C-u TAB ,实现show all 的功能.
</text:p>
        </text:list-item>
        <text:list-item>
          <text:p text:style-name="Text_20_body">自定义一个org文档起始时刻应该具有的结构.
</text:p>
        </text:list-item>
      </text:list>
      <text:p text:style-name="Text_20_body">一般而言,可以在org文档的开头这么写:
</text:p>
      <text:p text:style-name="OrgSrcBlockLastLine"/>
      <text:p text:style-name="OrgSrcBlockLastLine"><text:span text:style-name="OrgSrcOrgMetaLine">#+STARTUP:content</text:span></text:p>
      <text:p text:style-name="OrgSrcBlockLastLine"/>
      <text:p text:style-name="Text_20_body">还可以设置变量比如:overview,content,showall等.
</text:p>
      <text:h text:style-name="Heading_20_2" text:outline-level="2" text:is-list-header="false">
<text:bookmark-start text:name="OrgXref.org2324015"/>
<text:bookmark text:name="org2324015"/>在headline之间的跳动
<text:bookmark-end text:name="OrgXref.org2324015"/></text:h>
      <text:p text:style-name="Text_20_body">有的时候,是想直接在headline之间进行跳动的.这些过程通常可以经由以下快捷键进行展示.
值得注意的是,这些快捷键显然是C-c加上了一些独特的后缀.
C-c C-n Next heading.从当前文本跳跃到上一个headline处,或从当前的headline跳跃到上一个headline处,而不论上一个headline是否与此处的headline同级别.你可以通过这个按钮跳跃到与光标相比最近的上一个headline处.
C-c C-p Previous heading.类上
C-c C-f Next heading same level 只会在同一level的headline之间跳转,并且归于他们的上级那里,出不去.
C-c C-b provious heading same level类上
C-c C-u backward to higher level headings.?
</text:p>
      <text:h text:style-name="Heading_20_2" text:outline-level="2" text:is-list-header="false">
<text:bookmark-start text:name="OrgXref.org39d2de4"/>
<text:bookmark text:name="org39d2de4"/>结构编辑 structure editing
<text:bookmark-end text:name="OrgXref.org39d2de4"/></text:h>
      <text:p text:style-name="Text_20_body">结构编辑主要存在以下快捷键.
</text:p>
      <text:list text:style-name="OrgNumberedList" text:continue-numbering="false">
        <text:list-item>
          <text:p text:style-name="Text_20_body">M-RET 添加一个同级别的headline
</text:p>
        </text:list-item>
        <text:list-item>
          <text:p text:style-name="Text_20_body">M-S-RET 添加一个同级别的todo headline
</text:p>
        </text:list-item>
        <text:list-item>
          <text:p text:style-name="Text_20_body">M-LEFT M-RIGHT 将当前headline升级或者降级 
</text:p>
        </text:list-item>
        <text:list-item>
          <text:p text:style-name="Text_20_body">M-UP M-DOWN 将当前headline同其包括的所有内容上移或者下移
</text:p>
        </text:list-item>
        <text:list-item>
          <text:p text:style-name="Text_20_body">C-c C-W 将本healine的所有内容归属到另一个一级标题之下
</text:p>
        </text:list-item>
        <text:list-item>
          <text:p text:style-name="Text_20_body">C-x n s C-x n w 在buffer层面进行移动
</text:p>
        </text:list-item>
      </text:list>
      <text:h text:style-name="Heading_20_2" text:outline-level="2" text:is-list-header="false">
<text:bookmark-start text:name="OrgXref.orgcf6693c"/>
<text:bookmark text:name="orgcf6693c"/>sparse trees
<text:bookmark-end text:name="OrgXref.orgcf6693c"/></text:h>
      <text:p text:style-name="Text_20_body">   sparse tree 是一种有侧重地进行"目标选择"的工具.(不太确定,我目前这样理解这一功能)
针对这种工具,基本的使用方法有:
</text:p>
      <text:list text:style-name="OrgNumberedList" text:continue-numbering="false">
        <text:list-item>
          <text:p text:style-name="Text_20_body">C-c / 这可以打开一个sparse tree 按钮
</text:p>
        </text:list-item>
        <text:list-item>
          <text:p text:style-name="Text_20_body">C-c / r 关键字搜素.比如,在本文中,搜素和展示有关headline的内容.
</text:p>
        </text:list-item>
      </text:list>
      <text:h text:style-name="Heading_20_2" text:outline-level="2" text:is-list-header="false">
<text:bookmark-start text:name="OrgXref.org0562f43"/>
<text:bookmark text:name="org0562f43"/>plain list 简单的列表
<text:bookmark-end text:name="OrgXref.org0562f43"/></text:h>
      <text:p text:style-name="Text_20_body">简单的列表可以通过以下标记符号进行快速地创建.
使用"-" "+" "*" 进行无序号列表的创建,使用"1." "1 "进行有序号列表的创建.使用"::"进行解释.
下面是一个例子.值得注意的是,这里"::"充当的作用,与latex中<text:span text:style-name="OrgCode">\label</text:span>极为相似.二者都是在给出一个方便于引用的对象.关于如何应用之,可以看<text:bookmark-ref text:reference-format="chapter" text:ref-name="OrgXref.org8daee2d">4.2</text:bookmark-ref>.
</text:p>
      <text:p text:style-name="OrgSrcBlock"/>
      <text:p text:style-name="OrgSrcBlock"><text:span text:style-name="OrgSrcOrgLevel1">*</text:span><text:span text:style-name="OrgSrcOrgLevel1"><text:s/></text:span><text:span text:style-name="OrgSrcOrgLevel1">Lord<text:s/>of<text:s/>the<text:s/>Rings</text:span></text:p>
      <text:p text:style-name="OrgSrcBlock"><text:s/><text:s/>My<text:s/>favorite<text:s/>scenes<text:s/>are<text:s/>(in<text:s/>this<text:s/>order)</text:p>
      <text:p text:style-name="OrgSrcBlock"><text:s/><text:s/>1.<text:s/>The<text:s/>attack<text:s/>of<text:s/>the<text:s/>Rohirrim</text:p>
      <text:p text:style-name="OrgSrcBlock"><text:s/><text:s/>2.<text:s/>Eowyn's<text:s/>fight<text:s/>with<text:s/>the<text:s/>witch<text:s/>king</text:p>
      <text:p text:style-name="OrgSrcBlock"><text:s/><text:s/><text:s/><text:s/><text:s/>+<text:s/>this<text:s/>was<text:s/>already<text:s/>my<text:s/>favorite<text:s/>scene<text:s/>in<text:s/>the<text:s/>book</text:p>
      <text:p text:style-name="OrgSrcBlock"><text:s/><text:s/><text:s/><text:s/><text:s/>+<text:s/>I<text:s/>really<text:s/>like<text:s/>Miranda<text:s/>Otto.</text:p>
      <text:p text:style-name="OrgSrcBlock"><text:s/><text:s/>Important<text:s/>actors<text:s/>in<text:s/>this<text:s/>film<text:s/>are:</text:p>
      <text:p text:style-name="OrgSrcBlockLastLine"><text:s/><text:s/>-<text:s/><text:span text:style-name="OrgSrcOrgListDt">Elijah<text:s/>Wood<text:s/>::</text:span><text:s/>He<text:s/>plays<text:s/>Frodo</text:p>
      <text:p text:style-name="OrgSrcBlockLastLine"><text:s/><text:s/>-<text:s/><text:span text:style-name="OrgSrcOrgListDt">Sean<text:s/>Astin<text:s/>::</text:span><text:s/>He<text:s/>plays<text:s/>Sam,<text:s/>Frodo's<text:s/>friend.</text:p>
      <text:p text:style-name="OrgSrcBlockLastLine"/>
      <text:h text:style-name="Heading_20_1" text:outline-level="1" text:is-list-header="false">
<text:bookmark-start text:name="OrgXref.orgf31f5e3"/>
<text:bookmark text:name="orgf31f5e3"/><text:span text:style-name="OrgDone">DONE</text:span> table 表格的使用
<text:bookmark-end text:name="OrgXref.orgf31f5e3"/></text:h>
      <text:p text:style-name="Text_20_body">表格的使用主要通过"|"符号实现
一般一个表格是需要通过这样子完成的
</text:p>
      <text:section text:style-name="OrgIndentedSection-Level-0" text:name="Section1">
        <table:table table:style-name="OrgTable">
          <table:table-column table:style-name="OrgTableColumn"/>
          <table:table-column table:style-name="OrgTableColumn"/>
          <table:table-column table:style-name="OrgTableColumn"/>
          <table:table-header-rows>
            <table:table-row>
              <table:table-cell table:style-name="OrgTblCellTB">
                <text:p text:style-name="OrgTableHeadingLeft">Name</text:p>
              </table:table-cell>
              <table:table-cell table:style-name="OrgTblCellTB">
                <text:p text:style-name="OrgTableHeadingRight">Phone</text:p>
              </table:table-cell>
              <table:table-cell table:style-name="OrgTblCellTB">
                <text:p text:style-name="OrgTableHeadingRight">Age</text:p>
              </table:table-cell>
            </table:table-row>
          </table:table-header-rows>
          <table:table-rows>
            <table:table-row>
              <table:table-cell table:style-name="OrgTblCellT">
                <text:p text:style-name="OrgTableContentsLeft">Peter</text:p>
              </table:table-cell>
              <table:table-cell table:style-name="OrgTblCellT">
                <text:p text:style-name="OrgTableContentsRight">1234</text:p>
              </table:table-cell>
              <table:table-cell table:style-name="OrgTblCellT">
                <text:p text:style-name="OrgTableContentsRight">17</text:p>
              </table:table-cell>
            </table:table-row>
            <table:table-row>
              <table:table-cell table:style-name="OrgTblCell">
                <text:p text:style-name="OrgTableContentsLeft">Anna</text:p>
              </table:table-cell>
              <table:table-cell table:style-name="OrgTblCell">
                <text:p text:style-name="OrgTableContentsRight">4321</text:p>
              </table:table-cell>
              <table:table-cell table:style-name="OrgTblCell">
                <text:p text:style-name="OrgTableContentsRight">25</text:p>
              </table:table-cell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Right"/>
              </table:table-cell>
              <table:table-cell table:style-name="OrgTblCell">
                <text:p text:style-name="OrgTableContentsRight"/>
              </table:table-cell>
            </table:table-row>
            <table:table-row>
              <table:table-cell table:style-name="OrgTblCellB">
                <text:p text:style-name="OrgTableContentsLeft"/>
              </table:table-cell>
              <table:table-cell table:style-name="OrgTblCellB">
                <text:p text:style-name="OrgTableContentsRight"/>
              </table:table-cell>
              <table:table-cell table:style-name="OrgTblCellB">
                <text:p text:style-name="OrgTableContentsRight"/>
              </table:table-cell>
            </table:table-row>
          </table:table-rows>
        </table:table>
      </text:section>
      <text:p text:style-name="OrgSrcBlock"><text:span text:style-name="OrgSrcOrgTable">|<text:s/>Name<text:s/><text:s/>|<text:s/>Phone<text:s/>|<text:s/>Age<text:s/>|</text:span></text:p>
      <text:p text:style-name="OrgSrcBlock"><text:span text:style-name="OrgSrcOrgTable">|-------+-------+-----|</text:span></text:p>
      <text:p text:style-name="OrgSrcBlock"><text:span text:style-name="OrgSrcOrgTable">|<text:s/>Peter<text:s/>|<text:s/><text:s/>1234<text:s/>|<text:s/><text:s/>17<text:s/>|</text:span></text:p>
      <text:p text:style-name="OrgSrcBlock"><text:span text:style-name="OrgSrcOrgTable">|<text:s/>Anna<text:s/><text:s/>|<text:s/><text:s/>4321<text:s/>|<text:s/><text:s/>25<text:s/>|</text:span></text:p>
      <text:p text:style-name="OrgSrcBlock"><text:span text:style-name="OrgSrcOrgTable">|<text:s/><text:s/><text:s/><text:s/><text:s/><text:s/><text:s/>|<text:s/><text:s/><text:s/><text:s/><text:s/><text:s/><text:s/>|<text:s/><text:s/><text:s/><text:s/><text:s/>|</text:span></text:p>
      <text:p text:style-name="OrgSrcBlockLastLine"><text:span text:style-name="OrgSrcOrgTable">|<text:s/><text:s/><text:s/><text:s/><text:s/><text:s/><text:s/>|<text:s/><text:s/><text:s/><text:s/><text:s/><text:s/><text:s/>|<text:s/><text:s/><text:s/><text:s/><text:s/>|</text:span></text:p>
      <text:p text:style-name="OrgSrcBlockLastLine"/>
      <text:p text:style-name="Text_20_body">但是,显然,可以看出,这样的表格无法进行高效的输入,因为中间那行长长的横线很烦人.解决方案通常是:当你输入了"|-"之后,直接使用TAB进行自动补充.除此之外,你也可以通过TAB形成一个新的填空.
</text:p>
      <text:h text:style-name="Heading_20_2" text:outline-level="2" text:is-list-header="false">
<text:bookmark-start text:name="OrgXref.org9aefc79"/>
<text:bookmark text:name="org9aefc79"/>使用C-c | 形成一个新的表格
<text:bookmark-end text:name="OrgXref.org9aefc79"/></text:h>
      <text:p text:style-name="Text_20_body">如题所述,虽然不怎么常用.
</text:p>
      <text:h text:style-name="Heading_20_2" text:outline-level="2" text:is-list-header="false">
<text:bookmark-start text:name="OrgXref.org988a9ba"/>
<text:bookmark text:name="org988a9ba"/>cell基本变换
<text:bookmark-end text:name="OrgXref.org988a9ba"/></text:h>
      <text:list text:style-name="OrgBulletedList" text:continue-numbering="false">
        <text:list-item>
          <text:p text:style-name="Text_20_body">C-c C-c 在不移动点的前提下重新对齐表格
</text:p>
        </text:list-item>
        <text:list-item>
          <text:p text:style-name="Text_20_body">TAB 横向,移动到下一个
</text:p>
        </text:list-item>
        <text:list-item>
          <text:p text:style-name="Text_20_body">S-TAB 横向,前一个
</text:p>
        </text:list-item>
        <text:list-item>
          <text:p text:style-name="Text_20_body">RET 下一行
</text:p>
        </text:list-item>
        <text:list-item>
          <text:p text:style-name="Text_20_body">S-方向键 让当前的cell和周围的某个cell进行交换
</text:p>
        </text:list-item>
      </text:list>
      <text:h text:style-name="Heading_20_2" text:outline-level="2" text:is-list-header="false">
<text:bookmark-start text:name="OrgXref.orga68921f"/>
<text:bookmark text:name="orga68921f"/><text:span text:style-name="OrgDone">DONE</text:span> 行与列的变化
<text:bookmark-end text:name="OrgXref.orga68921f"/></text:h>
      <text:p text:style-name="Text_20_body">行与列的变换都是基于"M"进行的.
</text:p>
      <text:list text:style-name="OrgNumberedList" text:continue-numbering="false">
        <text:list-item>
          <text:p text:style-name="Text_20_body">M-LEFT M-RIGHT 将当前的列左移或者右移
</text:p>
        </text:list-item>
        <text:list-item>
          <text:p text:style-name="Text_20_body">M-UP M-DOWN 将当前行上移或者下移
</text:p>
        </text:list-item>
        <text:list-item>
          <text:p text:style-name="Text_20_body">M-S-LEFT 删除当前列
</text:p>
        </text:list-item>
        <text:list-item>
          <text:p text:style-name="Text_20_body">M-S-RIGHT 插入新列
</text:p>
        </text:list-item>
        <text:list-item>
          <text:p text:style-name="Text_20_body">M-S-UP 删除当前行
</text:p>
        </text:list-item>
        <text:list-item>
          <text:p text:style-name="Text_20_body">M-S-DOWN 插入新行
</text:p>
        </text:list-item>
        <text:list-item>
          <text:p text:style-name="Text_20_body">C-c -, C-c RET 分别表示插入一条horizontal line,在下面,或者上面
</text:p>
        </text:list-item>
        <text:list-item>
          <text:p text:style-name="Text_20_body">C-c ^ 列排序
</text:p>
        </text:list-item>
      </text:list>
      <text:h text:style-name="Heading_20_1" text:outline-level="1" text:is-list-header="false">
<text:bookmark-start text:name="OrgXref.orgb18862b"/>
<text:bookmark text:name="orgb18862b"/><text:span text:style-name="OrgDone">DONE</text:span> hyperlinks 超链接
<text:bookmark-end text:name="OrgXref.orgb18862b"/></text:h>
      <text:p text:style-name="Text_20_body">超链接,不用多数,一般遵循[ [link] [description] ] .对其进行编辑,可以通过C-c C-l进行.
</text:p>
      <text:h text:style-name="Heading_20_2" text:outline-level="2" text:is-list-header="false">
<text:bookmark-start text:name="OrgXref.org5dd8966"/>
<text:bookmark text:name="org5dd8966"/>内部链接
<text:bookmark-end text:name="OrgXref.org5dd8966"/></text:h>
      <text:p text:style-name="Text_20_body">内部链接这里作者并没有给出详细的阐述.笔者尝试了以下,对于特殊的一些格式似乎都是可以识别的.
</text:p>
      <text:h text:style-name="Heading_20_2" text:outline-level="2" text:is-list-header="false">
<text:bookmark-start text:name="OrgXref.org8daee2d"/>
<text:bookmark text:name="org8daee2d"/>外部链接
<text:bookmark-end text:name="OrgXref.org8daee2d"/></text:h>
      <text:p text:style-name="Text_20_body">首先,罗列一些典型的外部链接:
</text:p>
      <text:p text:style-name="OrgSrcBlock"/>
      <text:p text:style-name="OrgSrcBlock"><text:span text:style-name="OrgSrcOrgLink">http://www.astro.uva.nl/=domini</text:span><text:span text:style-name="OrgSrcOrgLink">k</text:span>’<text:tab/>on<text:s/>the<text:s/>web</text:p>
      <text:p text:style-name="OrgSrcBlock"><text:span text:style-name="OrgSrcOrgLink">file:/home/dominik/images/jupiter.jp</text:span><text:span text:style-name="OrgSrcOrgLink">g</text:span>’<text:tab/>file,<text:s/>absolute<text:s/>path</text:p>
      <text:p text:style-name="OrgSrcBlock">/home/dominik/images/jupiter.jpg’<text:tab/>same<text:s/>as<text:s/>above</text:p>
      <text:p text:style-name="OrgSrcBlock"><text:span text:style-name="OrgSrcOrgLink">file:papers/last.pd</text:span><text:span text:style-name="OrgSrcOrgLink">f</text:span>’<text:tab/>file,<text:s/>relative<text:s/>path</text:p>
      <text:p text:style-name="OrgSrcBlock">./papers/last.pdf’<text:tab/>same<text:s/>as<text:s/>above</text:p>
      <text:p text:style-name="OrgSrcBlock"><text:span text:style-name="OrgSrcOrgLink">file:projects.or</text:span><text:span text:style-name="OrgSrcOrgLink">g</text:span>’<text:tab/>another<text:s/>Org<text:s/>file</text:p>
      <text:p text:style-name="OrgSrcBlock"><text:span text:style-name="OrgSrcOrgLink">docview:papers/last.pdf::NN</text:span><text:span text:style-name="OrgSrcOrgLink">N</text:span>’<text:tab/>open<text:s/>in<text:s/>DocView<text:s/>mode<text:s/>at<text:s/>page<text:s/>NNN</text:p>
      <text:p text:style-name="OrgSrcBlock">id:B7423F4D-2E8A-471B-8810-C40F074717E9’<text:tab/>link<text:s/>to<text:s/>heading<text:s/>by<text:s/>ID</text:p>
      <text:p text:style-name="OrgSrcBlock"><text:span text:style-name="OrgSrcOrgLink">news:comp.emac</text:span><text:span text:style-name="OrgSrcOrgLink">s</text:span>’<text:tab/>Usenet<text:s/>link</text:p>
      <text:p text:style-name="OrgSrcBlock"><text:span text:style-name="OrgSrcOrgLink">mailto:adent@galaxy.ne</text:span><text:span text:style-name="OrgSrcOrgLink">t</text:span>’<text:tab/>mail<text:s/>link</text:p>
      <text:p text:style-name="OrgSrcBlock"><text:span text:style-name="OrgSrcOrgLink">mhe:folder#i</text:span><text:span text:style-name="OrgSrcOrgLink">d</text:span>’<text:tab/>MH-E<text:s/>message<text:s/>link</text:p>
      <text:p text:style-name="OrgSrcBlock"><text:span text:style-name="OrgSrcOrgLink">rmail:folder#i</text:span><text:span text:style-name="OrgSrcOrgLink">d</text:span>’<text:tab/>Rmail<text:s/>message<text:s/>link</text:p>
      <text:p text:style-name="OrgSrcBlock"><text:span text:style-name="OrgSrcOrgLink">gnus:group#i</text:span><text:span text:style-name="OrgSrcOrgLink">d</text:span>’<text:tab/>Gnus<text:s/>article<text:s/>link</text:p>
      <text:p text:style-name="OrgSrcBlock"><text:span text:style-name="OrgSrcOrgLink">bbdb:R.*Stallma</text:span><text:span text:style-name="OrgSrcOrgLink">n</text:span>’<text:tab/>BBDB<text:s/>link<text:s/>(with<text:s/>regexp)</text:p>
      <text:p text:style-name="OrgSrcBlock"><text:span text:style-name="OrgSrcOrgLink">irc:/irc.com/#emacs/bo</text:span><text:span text:style-name="OrgSrcOrgLink">b</text:span>’<text:tab/>IRC<text:s/>link</text:p>
      <text:p text:style-name="OrgSrcBlock"><text:span text:style-name="OrgSrcOrgLink">info:org#Hyperlink</text:span><text:span text:style-name="OrgSrcOrgLink">s</text:span><text:s/>’<text:tab/>Info<text:s/>node<text:s/>link</text:p>
      <text:p text:style-name="OrgSrcBlock"/>
      <text:p text:style-name="OrgSrcBlock">除此之外,还有一些特殊情况,这些特殊情况包括:</text:p>
      <text:p text:style-name="OrgSrcBlock"><text:span text:style-name="OrgSrcOrgLink">file:~/code/main.c::25</text:span><text:span text:style-name="OrgSrcOrgLink">5</text:span>’<text:tab/>Find<text:s/>line<text:s/>255</text:p>
      <text:p text:style-name="OrgSrcBlockLastLine"><text:span text:style-name="OrgSrcOrgLink">file:~/xx.org::M</text:span><text:span text:style-name="OrgSrcOrgLink">y</text:span><text:s/>Target’<text:tab/>Find<text:s/>‘<text:span text:style-name="OrgSrcOrgTarget">&lt;&lt;My<text:s/>Target&gt;&gt;</text:span>’</text:p>
      <text:p text:style-name="OrgSrcBlockLastLine"><text:span text:style-name="OrgSrcOrgLink">[</text:span><text:span text:style-name="OrgSrcOrgLink">[</text:span><text:span text:style-name="OrgSrcOrgLink">file:~/xx.org::#my-custom-i</text:span><text:span text:style-name="OrgSrcOrgLink">d</text:span><text:span text:style-name="OrgSrcOrgLink">]</text:span><text:span text:style-name="OrgSrcOrgLink">]</text:span>’<text:tab/>Find<text:s/>entry<text:s/>with<text:s/>a<text:s/>custom<text:s/>ID</text:p>
      <text:p text:style-name="OrgSrcBlockLastLine"/>
      <text:h text:style-name="Heading_20_2" text:outline-level="2" text:is-list-header="false">
<text:bookmark-start text:name="OrgXref.org785a1be"/>
<text:bookmark text:name="org785a1be"/>handling links, 处理链接
<text:bookmark-end text:name="OrgXref.org785a1be"/></text:h>
      <text:list text:style-name="OrgNumberedList" text:continue-numbering="false">
        <text:list-item>
          <text:p text:style-name="Text_20_body">C-c C-l 插入一个链接.当该处存在链接时,其意义是修改一个链接.
</text:p>
        </text:list-item>
        <text:list-item>
          <text:p text:style-name="Text_20_body">C-c C-o 打开一个链接.
</text:p>
        </text:list-item>
      </text:list>
      <text:h text:style-name="Heading_20_1" text:outline-level="1" text:is-list-header="false">
<text:bookmark-start text:name="OrgXref.org23549d4"/>
<text:bookmark text:name="org23549d4"/><text:span text:style-name="OrgDone">DONE</text:span> todo iteems  待办项目
<text:bookmark-end text:name="OrgXref.org23549d4"/></text:h>
      <text:h text:style-name="Heading_20_2" text:outline-level="2" text:is-list-header="false">
<text:bookmark-start text:name="OrgXref.orgb70bb98"/>
<text:bookmark text:name="orgb70bb98"/>有关todo的基本操作
<text:bookmark-end text:name="OrgXref.orgb70bb98"/></text:h>
      <text:p text:style-name="Text_20_body">当一个items的前面包含todo的时候,它就变成了一个todo 的item.
一般而言,todo的基本命令如下:
</text:p>
      <text:list text:style-name="OrgNumberedList" text:continue-numbering="false">
        <text:list-item>
          <text:p text:style-name="Text_20_body">C-c C-t 打开todo选项.
</text:p>
        </text:list-item>
        <text:list-item>
          <text:p text:style-name="Text_20_body">S-左右 cycling todo的状态吧.
</text:p>
        </text:list-item>
        <text:list-item>
          <text:p text:style-name="Text_20_body">C-c / t  在sparse tree里看todo.有关于sparse tree的信息参见sparse tree.
</text:p>
        </text:list-item>
        <text:list-item>
          <text:p text:style-name="Text_20_body">M-x org-agenda t 展现出全局的todo
</text:p>
        </text:list-item>
        <text:list-item>
          <text:p text:style-name="Text_20_body">S-M-RET 输入一个新的todo.
</text:p>
        </text:list-item>
      </text:list>
      <text:h text:style-name="Heading_20_2" text:outline-level="2" text:is-list-header="false">
<text:bookmark-start text:name="OrgXref.orgb525085"/>
<text:bookmark text:name="orgb525085"/><text:span text:style-name="OrgDone">DONE</text:span> muti-state workflow  多态工作流
<text:bookmark-end text:name="OrgXref.orgb525085"/></text:h>
      <text:p text:style-name="Text_20_body">muti-state指的就是"并非所有的待办都是todo-&gt;done"循环的产物.比如debug的过程,可能是下面的形式.
</text:p>
      <text:p text:style-name="OrgSrcBlock"><text:span text:style-name="OrgSrcRainbowDelimitersDepth1Face">(</text:span><text:span text:style-name="OrgSrcFontLockKeywordFace">setq</text:span><text:s/>org-todo-keywords</text:p>
      <text:p text:style-name="OrgSrcBlock"><text:s/><text:s/><text:s/><text:s/><text:s/><text:s/>'<text:span text:style-name="OrgSrcRainbowDelimitersDepth2Face">(</text:span><text:span text:style-name="OrgSrcRainbowDelimitersDepth3Face">(</text:span>sequence<text:s/><text:span text:style-name="OrgSrcFontLockStringFace">"TODO(t)"</text:span><text:s/><text:span text:style-name="OrgSrcFontLockStringFace">"|"</text:span><text:s/><text:span text:style-name="OrgSrcFontLockStringFace">"DONE(d)"</text:span><text:span text:style-name="OrgSrcRainbowDelimitersDepth3Face">)</text:span></text:p>
      <text:p text:style-name="OrgSrcBlockLastLine"><text:tab/><text:span text:style-name="OrgSrcRainbowDelimitersDepth3Face">(</text:span>sequence<text:s/><text:span text:style-name="OrgSrcFontLockStringFace">"REPORT(r)"</text:span><text:s/><text:span text:style-name="OrgSrcFontLockStringFace">"BUG(b)"</text:span><text:s/><text:span text:style-name="OrgSrcFontLockStringFace">"KNOWNCAUSE(k)"</text:span><text:s/><text:span text:style-name="OrgSrcFontLockStringFace">"|"</text:span><text:s/><text:span text:style-name="OrgSrcFontLockStringFace">"FIXED(f)"</text:span><text:span text:style-name="OrgSrcRainbowDelimitersDepth3Face">)</text:span><text:span text:style-name="OrgSrcRainbowDelimitersDepth2Face">)</text:span><text:span text:style-name="OrgSrcRainbowDelimitersDepth1Face">)</text:span></text:p>
      <text:p text:style-name="OrgSrcBlockLastLine"/>
      <text:p text:style-name="Text_20_body">这时,简简单单使用todo这一套就不太管用了.我觉得这里的东西没什么太多的实际用途.
</text:p>
      <text:h text:style-name="Heading_20_2" text:outline-level="2" text:is-list-header="false">
<text:bookmark-start text:name="OrgXref.org8d37e7b"/>
<text:bookmark text:name="org8d37e7b"/>Progress Logging 进展记录
<text:bookmark-end text:name="OrgXref.org8d37e7b"/></text:h>
      <text:p text:style-name="Text_20_body">进展记录,最简单的使用方法是通过引入一个前缀"C-u",来加入一个时间戳.也就是通过"C-u C-c C-t"来改变todo项目的状态.
emacs里面有专门的时间记录,详细可参阅<text:a xlink:type="simple" xlink:href="https://orgmode.org/guide/Clocking-Work-Time.html#Clocking-Work-Time">此处</text:a>.
</text:p>
      <text:h text:style-name="Heading_20_3" text:outline-level="3" text:is-list-header="false">
<text:bookmark-start text:name="OrgXref.org67e42e5"/>
<text:bookmark text:name="org67e42e5"/><text:span text:style-name="OrgTodo">TODO</text:span> 阅读clocking working time
<text:bookmark-end text:name="OrgXref.org67e42e5"/></text:h>
      <text:h text:style-name="Heading_20_3" text:outline-level="3" text:is-list-header="false">
<text:bookmark-start text:name="OrgXref.org5097bf2"/>
<text:bookmark text:name="org5097bf2"/>closing items 关闭项目
<text:bookmark-end text:name="OrgXref.org5097bf2"/></text:h>
      <text:p text:style-name="Text_20_body">通过引入
(setq org-log-done 'time)
使得每次有一个item被标记为done之后,都会插入一个时间戳.
同样地,也可以通过引入
(setq org-log-done 'note)
在结束项目的地方插入一行注释.
</text:p>
      <text:h text:style-name="Heading_20_3" text:outline-level="3" text:is-list-header="false">
<text:bookmark-start text:name="OrgXref.orgf22d936"/>
<text:bookmark text:name="orgf22d936"/>tracking todo state changes
<text:bookmark-end text:name="OrgXref.orgf22d936"/></text:h>
      <text:p text:style-name="Text_20_body">没兴趣做.略.
</text:p>
      <text:h text:style-name="Heading_20_2" text:outline-level="2" text:is-list-header="false">
<text:bookmark-start text:name="OrgXref.org4026b7c"/>
<text:bookmark text:name="org4026b7c"/>Priorities 优先级
<text:bookmark-end text:name="OrgXref.org4026b7c"/></text:h>
      <text:p text:style-name="Text_20_body">就是对todo设置优先级的问题.一般优先级会用ABC进行表达.
</text:p>
      <text:list text:style-name="OrgNumberedList" text:continue-numbering="false">
        <text:list-item>
          <text:p text:style-name="Text_20_body">"C-c ,",设置优先级,可以输入ABC.通过空格键进行移除.
</text:p>
        </text:list-item>
        <text:list-item>
          <text:p text:style-name="Text_20_body">S-上下 改变优先级.
</text:p>
        </text:list-item>
      </text:list>
      <text:h text:style-name="Heading_20_2" text:outline-level="2" text:is-list-header="false">
<text:bookmark-start text:name="OrgXref.org14ca5c7"/>
<text:bookmark text:name="org14ca5c7"/>break tasks down into subtasks 将任务分解为子任务
<text:bookmark-end text:name="OrgXref.org14ca5c7"/></text:h>
      <text:p text:style-name="Text_20_body">在父标题下使用<text:span text:style-name="OrgCode">[/]</text:span>或者<text:span text:style-name="OrgCode">[%]</text:span>,之后,在子标题里设置todo的状态,就可以了.
</text:p>
      <text:h text:style-name="Heading_20_2" text:outline-level="2" text:is-list-header="false">
<text:bookmark-start text:name="OrgXref.org0e1e9f0"/>
<text:bookmark text:name="org0e1e9f0"/>checkboxes 复选框
<text:bookmark-end text:name="OrgXref.org0e1e9f0"/></text:h>
      <text:p text:style-name="Text_20_body">在使用plain list的时候,可能会用到这个功能来进行进度管理.
比如下面的例子:
</text:p>
      <text:p text:style-name="OrgSrcBlock"/>
      <text:p text:style-name="OrgSrcBlock"><text:span text:style-name="OrgSrcOrgLevel1">*</text:span><text:span text:style-name="OrgSrcOrgLevel1"><text:s/></text:span><text:span text:style-name="OrgSrcOrgWarning">TODO</text:span><text:span text:style-name="OrgSrcOrgLevel1"><text:s/>Organize<text:s/>party<text:s/></text:span><text:span text:style-name="OrgSrcOrgCheckboxStatisticsTodo">[1/2]</text:span></text:p>
      <text:p text:style-name="OrgSrcBlock"><text:s/><text:s/>-<text:s/><text:span text:style-name="OrgSrcOrgCheckbox">[<text:s/>]</text:span><text:s/>call<text:s/>people<text:s/><text:span text:style-name="OrgSrcOrgCheckboxStatisticsTodo">[0/2]</text:span></text:p>
      <text:p text:style-name="OrgSrcBlock"><text:s/><text:s/><text:s/><text:s/>-<text:s/><text:span text:style-name="OrgSrcOrgCheckbox">[<text:s/>]</text:span><text:s/>Peter</text:p>
      <text:p text:style-name="OrgSrcBlock"><text:s/><text:s/><text:s/><text:s/>-<text:s/><text:span text:style-name="OrgSrcOrgCheckbox">[<text:s/>]</text:span><text:s/>Sarah</text:p>
      <text:p text:style-name="OrgSrcBlockLastLine"><text:s/><text:s/>-<text:s/><text:span text:style-name="OrgSrcOrgCheckbox">[X]</text:span><text:s/>order<text:s/>food</text:p>
      <text:p text:style-name="OrgSrcBlockLastLine">使用C-c<text:s/>C-c来进行checkboxes状态的切换.</text:p>
      <text:p text:style-name="OrgSrcBlockLastLine"/>
      <text:h text:style-name="Heading_20_1" text:outline-level="1" text:is-list-header="false">
<text:bookmark-start text:name="OrgXref.org6404030"/>
<text:bookmark text:name="org6404030"/><text:span text:style-name="OrgDone">DONE</text:span> Tags 标签
<text:bookmark-end text:name="OrgXref.org6404030"/></text:h>
      <text:p text:style-name="Text_20_body">标签是用来进行交叉引用的一类东西,标签类似于完成latex里label的功能.标签一般被放在headline的后面,前与后都用":"作为连接.下面是一个简单的例子.
</text:p>
      <text:p text:style-name="OrgSrcBlock"><text:span text:style-name="OrgSrcOrgLevel1">*</text:span><text:span text:style-name="OrgSrcOrgLevel1"><text:s/></text:span><text:span text:style-name="OrgSrcOrgLevel1">Meeting<text:s/>with<text:s/>the<text:s/>French<text:s/>group<text:s/><text:s/><text:s/><text:s/><text:s/><text:s/></text:span><text:span text:style-name="OrgSrcOrgTag">:work</text:span><text:span text:style-name="OrgSrcOrgTag">:</text:span></text:p>
      <text:p text:style-name="OrgSrcBlock"><text:span text:style-name="OrgSrcOrgHide">*</text:span><text:span text:style-name="OrgSrcOrgLevel2">*</text:span><text:span text:style-name="OrgSrcOrgLevel2"><text:s/></text:span><text:span text:style-name="OrgSrcOrgLevel2">Summary<text:s/>by<text:s/>Frank<text:s/><text:s/><text:s/><text:s/><text:s/><text:s/><text:s/><text:s/><text:s/><text:s/><text:s/><text:s/><text:s/><text:s/><text:s/><text:s/><text:s/><text:s/></text:span><text:span text:style-name="OrgSrcOrgTag">:boss:notes</text:span><text:span text:style-name="OrgSrcOrgTag">:</text:span></text:p>
      <text:p text:style-name="OrgSrcBlockLastLine"><text:span text:style-name="OrgSrcOrgHide">**</text:span><text:span text:style-name="OrgSrcOrgLevel3">*</text:span><text:span text:style-name="OrgSrcOrgLevel3"><text:s/></text:span><text:span text:style-name="OrgSrcOrgWarning">TODO</text:span><text:span text:style-name="OrgSrcOrgLevel3"><text:s/>Prepare<text:s/>slides<text:s/>for<text:s/>him<text:s/><text:s/><text:s/><text:s/><text:s/><text:s/></text:span><text:span text:style-name="OrgSrcOrgTag">:action</text:span><text:span text:style-name="OrgSrcOrgTag">:</text:span></text:p>
      <text:h text:style-name="Heading_20_2" text:outline-level="2" text:is-list-header="false">
<text:bookmark-start text:name="OrgXref.orge269476"/>
<text:bookmark text:name="orge269476"/>tag inheritance 标签层级
<text:bookmark-end text:name="OrgXref.orge269476"/></text:h>
      <text:p text:style-name="Text_20_body">以上面的例子为示,标签的层级具有一定的关联性.比如最后的headline,它包含着所有的标签,也就是,他继承了他的父标题以及祖父标题的标签.
</text:p>
      <text:p text:style-name="Text_20_body">当然,也可以在文章中定义标签,这种定义方法为:
</text:p>
      <text:p text:style-name="OrgSrcBlockLastLine"><text:span text:style-name="OrgSrcOrgMetaLine">#+FILETAGS:<text:s/>:Peter:Boss:Secret:</text:span></text:p>
      <text:h text:style-name="Heading_20_2" text:outline-level="2" text:is-list-header="false">
<text:bookmark-start text:name="OrgXref.org6878bb7"/>
<text:bookmark text:name="org6878bb7"/>设置标签<text:tab/><text:span text:style-name="OrgTags">[<text:span text:style-name="OrgTag">test</text:span>]</text:span>
<text:bookmark-end text:name="OrgXref.org6878bb7"/></text:h>
      <text:list text:style-name="OrgNumberedList" text:continue-numbering="false">
        <text:list-item>
          <text:p text:style-name="Text_20_body">M-TAB 无法使用,与系统的页面转换重合
</text:p>
        </text:list-item>
        <text:list-item>
          <text:p text:style-name="Text_20_body">C-c C-q 为当前的headline插入一个tag
</text:p>
        </text:list-item>
        <text:list-item>
          <text:p text:style-name="Text_20_body">C-c C-c 当光标在headline时,同2
</text:p>
        </text:list-item>
      </text:list>
      <text:p text:style-name="Text_20_body">除了前面那种一个个插入标签的方法之外,org支持插入一个标签列表,其基本语法为:
</text:p>
      <text:p text:style-name="OrgSrcBlock"><text:span text:style-name="OrgSrcOrgMetaLine">#+TAGS:<text:s/>@work<text:s/>@home<text:s/>@tennisclub</text:span></text:p>
      <text:p text:style-name="OrgSrcBlockLastLine"><text:span text:style-name="OrgSrcOrgMetaLine">#+TAGS:<text:s/>laptop<text:s/>car<text:s/>pc<text:s/>sailboat</text:span></text:p>
      <text:p text:style-name="OrgSrcBlockLastLine"/>
      <text:p text:style-name="Text_20_body">除此之外,emacs支持快速标签选择,也就是一个按键输入一个标签,这需要在配置文件中写入:
</text:p>
      <text:p text:style-name="OrgSrcBlock"><text:span text:style-name="OrgSrcRainbowDelimitersDepth1Face">(</text:span><text:span text:style-name="OrgSrcFontLockKeywordFace">setq</text:span><text:s/>org-tag-alist<text:s/>'<text:span text:style-name="OrgSrcRainbowDelimitersDepth2Face">(</text:span><text:span text:style-name="OrgSrcRainbowDelimitersDepth3Face">(</text:span><text:span text:style-name="OrgSrcFontLockStringFace">"@work"</text:span><text:s/>.<text:s/>?w<text:span text:style-name="OrgSrcRainbowDelimitersDepth3Face">)</text:span></text:p>
      <text:p text:style-name="OrgSrcBlock"><text:tab/><text:tab/><text:s/><text:s/><text:s/><text:s/><text:s/><text:s/><text:span text:style-name="OrgSrcRainbowDelimitersDepth3Face">(</text:span><text:span text:style-name="OrgSrcFontLockStringFace">"@home"</text:span><text:s/>.<text:s/>?h<text:span text:style-name="OrgSrcRainbowDelimitersDepth3Face">)</text:span></text:p>
      <text:p text:style-name="OrgSrcBlockLastLine"><text:tab/><text:tab/><text:s/><text:s/><text:s/><text:s/><text:s/><text:s/><text:span text:style-name="OrgSrcRainbowDelimitersDepth3Face">(</text:span><text:span text:style-name="OrgSrcFontLockStringFace">"@laptop"</text:span><text:s/>.<text:s/>?l<text:span text:style-name="OrgSrcRainbowDelimitersDepth3Face">)</text:span><text:span text:style-name="OrgSrcRainbowDelimitersDepth2Face">)</text:span><text:span text:style-name="OrgSrcRainbowDelimitersDepth1Face">)</text:span></text:p>
      <text:h text:style-name="Heading_20_2" text:outline-level="2" text:is-list-header="false">
<text:bookmark-start text:name="OrgXref.org700f44b"/>
<text:bookmark text:name="org700f44b"/>标签组
<text:bookmark-end text:name="OrgXref.org700f44b"/></text:h>
      <text:p text:style-name="Text_20_body">标签组是很多个标签组成的集合.他的用途是:当进行标签的搜索时,如果输入了标签组的名字,那么就可以返回匹配标签组内所有标签headlines
标签组的定义方法如下.
</text:p>
      <text:p text:style-name="OrgSrcBlock"><text:span text:style-name="OrgSrcOrgMetaLine">#+TAGS:<text:s/>[GTD<text:s/>:<text:s/>Control<text:s/>Persp]</text:span></text:p>
      <text:p text:style-name="OrgSrcBlockLastLine"><text:span text:style-name="OrgSrcOrgMetaLine">#+TAGS:<text:s/>{Context<text:s/>:<text:s/>@home<text:s/>@work}</text:span></text:p>
      <text:h text:style-name="Heading_20_2" text:outline-level="2" text:is-list-header="false">
<text:bookmark-start text:name="OrgXref.org289d1da"/>
<text:bookmark text:name="org289d1da"/>标签的搜索
<text:bookmark-end text:name="OrgXref.org289d1da"/></text:h>
      <text:list text:style-name="OrgNumberedList" text:continue-numbering="false">
        <text:list-item>
          <text:p text:style-name="Text_20_body">C-c / m or C-c \  生成一个sparse tree,
</text:p>
        </text:list-item>
        <text:list-item>
          <text:p text:style-name="Text_20_body">M-x org-agenda m  通过agenda file 生成一个全局的标签匹配列表
</text:p>
        </text:list-item>
        <text:list-item>
          <text:p text:style-name="Text_20_body">M-x org-agenda M  在2的基础上,仅仅显示带有TODO标签的那些.
</text:p>
        </text:list-item>
      </text:list>
      <text:p text:style-name="Text_20_body">值得注意的是,这些标签均支持布尔运算.比如使用"a+b-c"代表包含a标签并包含b标签且不包含c标签的所有匹配项.使用"x|y"代表包含x标签或包含y标签的匹配项.
</text:p>
      <text:h text:style-name="Heading_20_1" text:outline-level="1" text:is-list-header="false">
<text:bookmark-start text:name="OrgXref.org4127a71"/>
<text:bookmark text:name="org4127a71"/><text:span text:style-name="OrgDone">DONE</text:span> Properties
<text:bookmark-end text:name="OrgXref.org4127a71"/></text:h>
      <text:p text:style-name="Text_20_body">properties类似于一种“面向对象”的使用方式，也就是定义了一个实体，下面有诸多变量，并依据这些变量具有某些特定的数值来描述其属性。
鉴于很无聊，就将其略去。
</text:p>
      <text:h text:style-name="Heading_20_1" text:outline-level="1" text:is-list-header="false">
<text:bookmark-start text:name="OrgXref.org1bdf68f"/>
<text:bookmark text:name="org1bdf68f"/><text:span text:style-name="OrgDone">DONE</text:span> dates and times
<text:bookmark-end text:name="OrgXref.org1bdf68f"/></text:h>
      <text:h text:style-name="Heading_20_2" text:outline-level="2" text:is-list-header="false">
<text:bookmark-start text:name="OrgXref.org0091201"/>
<text:bookmark text:name="org0091201"/>timestamps 时间戳
<text:bookmark-end text:name="OrgXref.org0091201"/></text:h>
      <text:p text:style-name="Text_20_body">此处存在各种各样格式的时间戳，然而，对我而言，这并非需要关心或者讨论的重点，因而对其仅进行简要介绍.
</text:p>
      <text:h text:style-name="Heading_20_3" text:outline-level="3" text:is-list-header="false">
<text:bookmark-start text:name="OrgXref.orgcac5a18"/>
<text:bookmark text:name="orgcac5a18"/>C-c . 插入时间戳
<text:bookmark-end text:name="OrgXref.orgcac5a18"/></text:h>
      <text:p text:style-name="Text_20_body">这个命令用来插入一个时间戳,(如果有时间戳了,那么就是修改这个时间戳).连续使用两次这个指令可以形成一个时间戳的范围,在这个范围之内可以完成一些或许更加一般的事.
<text:span text:style-name="OrgActiveTimestamp">&lt;2020-06-07 周日&gt;–&lt;2020-06-16 周二&gt;</text:span>
</text:p>
      <text:h text:style-name="Heading_20_3" text:outline-level="3" text:is-list-header="false">
<text:bookmark-start text:name="OrgXref.orgb0c8419"/>
<text:bookmark text:name="orgb0c8419"/>C-c ! 插入非活动类型时间戳
<text:bookmark-end text:name="OrgXref.orgb0c8419"/></text:h>
      <text:p text:style-name="Text_20_body">这个命令插入的时间戳不会被调用在agenda里面.
</text:p>
      <text:h text:style-name="Heading_20_3" text:outline-level="3" text:is-list-header="false">
<text:bookmark-start text:name="OrgXref.org2f43ee1"/>
<text:bookmark text:name="org2f43ee1"/>S-方向键
<text:bookmark-end text:name="OrgXref.org2f43ee1"/></text:h>
      <text:p text:style-name="Text_20_body">控制上下左右,似乎有一些独特的细节,不过我不关心.
</text:p>
      <text:h text:style-name="Heading_20_2" text:outline-level="2" text:is-list-header="false">
<text:bookmark-start text:name="OrgXref.org43f60b6"/>
<text:bookmark text:name="org43f60b6"/>deadline and scheduling 截止日期与时间表
<text:bookmark-end text:name="OrgXref.org43f60b6"/></text:h>
      <text:h text:style-name="Heading_20_3" text:outline-level="3" text:is-list-header="false">
<text:bookmark-start text:name="OrgXref.org9e6bf7e"/>
<text:bookmark text:name="org9e6bf7e"/>C-c C-d
<text:bookmark-end text:name="OrgXref.org9e6bf7e"/></text:h>
      <text:p text:style-name="Text_20_body">这样就直接输入了一个deadline.
</text:p>
      <text:h text:style-name="Heading_20_3" text:outline-level="3" text:is-list-header="false">
<text:bookmark-start text:name="OrgXref.orgc4246ea"/>
<text:bookmark text:name="orgc4246ea"/>C-c C-s
<text:bookmark-end text:name="OrgXref.orgc4246ea"/></text:h>
      <text:p text:style-name="Text_20_body">schedule是一种描述一种东西什么时间开始的日期.
[测试了,无法使用.]
</text:p>
      <text:h text:style-name="Heading_20_2" text:outline-level="2" text:is-list-header="false">
<text:bookmark-start text:name="OrgXref.org57fbab0"/>
<text:bookmark text:name="org57fbab0"/>clocking work time 记录在特定项目上消耗的时间
<text:bookmark-end text:name="OrgXref.org57fbab0"/></text:h>
      <text:p text:style-name="Text_20_body">如题所示,这一章来看一看如何记录消耗在特定项目上的时间.
</text:p>
      <text:list text:style-name="OrgNumberedList" text:continue-numbering="false">
        <text:list-item>
          <text:p text:style-name="Text_20_body">C-c C-x C-i 打开一个clock（clock in）
</text:p>
        </text:list-item>
        <text:list-item>
          <text:p text:style-name="Text_20_body">C-c C-x C-o 关闭一个clock（clock out）
</text:p>
        </text:list-item>
        <text:list-item>
          <text:p text:style-name="Text_20_body">C-c C-x C-e 升级当前时钟的估计工作量
</text:p>
        </text:list-item>
        <text:list-item>
          <text:p text:style-name="Text_20_body">C-c C-x C-q 退出当前时钟，如果不小心打开了一个时钟，可以用这个选项
</text:p>
        </text:list-item>
        <text:list-item>
          <text:p text:style-name="Text_20_body">C-c C-x C-j jump，跳转到任务中当前计时的标题
</text:p>
        </text:list-item>
      </text:list>
      <text:h text:style-name="Heading_20_1" text:outline-level="1" text:is-list-header="false">
<text:bookmark-start text:name="OrgXref.orgdcdb0e2"/>
<text:bookmark text:name="orgdcdb0e2"/><text:span text:style-name="OrgTodo">INPROGRESS</text:span> capture, refile, archive
<text:bookmark-end text:name="OrgXref.orgdcdb0e2"/></text:h>
      <text:h text:style-name="Heading_20_2" text:outline-level="2" text:is-list-header="false">
<text:bookmark-start text:name="OrgXref.org7271c83"/>
<text:bookmark text:name="org7271c83"/>capture
<text:bookmark-end text:name="OrgXref.org7271c83"/></text:h>
      <text:p text:style-name="Text_20_body">capture（名词，捕捉）: capture是指在知识系统中快速捕捉新的主意与任务（task）的一种方式。并且，这种捕捉还可以关联与其相关的一些材料。这一整套的流程被称作capture。
</text:p>
      <text:h text:style-name="Heading_20_3" text:outline-level="3" text:is-list-header="false">
<text:bookmark-start text:name="OrgXref.org956d9a2"/>
<text:bookmark text:name="org956d9a2"/>setting up capture 设置capture
<text:bookmark-end text:name="OrgXref.org956d9a2"/></text:h>
      <text:p text:style-name="Text_20_body">可以通过下面命令设置默认的笔记路径。
</text:p>
      <text:p text:style-name="OrgSrcBlockLastLine"><text:span text:style-name="OrgSrcRainbowDelimitersDepth1Face">(</text:span><text:span text:style-name="OrgSrcFontLockKeywordFace">setq</text:span><text:s/>org-default-notes-file<text:s/><text:span text:style-name="OrgSrcRainbowDelimitersDepth2Face">(</text:span>concat<text:s/>org-directory<text:s/><text:span text:style-name="OrgSrcFontLockStringFace">"/notes.org"</text:span><text:span text:style-name="OrgSrcRainbowDelimitersDepth2Face">)</text:span><text:span text:style-name="OrgSrcRainbowDelimitersDepth1Face">)</text:span></text:p>
      <text:p text:style-name="Text_20_body">也可以通过下面的方式设置一个全局快捷键（这个快捷键的设置早在【引用】里就已经给出）
</text:p>
      <text:p text:style-name="OrgSrcBlockLastLine"><text:span text:style-name="OrgSrcRainbowDelimitersDepth1Face">(</text:span>global-set-key<text:s/><text:span text:style-name="OrgSrcRainbowDelimitersDepth2Face">(</text:span>kbd<text:s/><text:span text:style-name="OrgSrcFontLockStringFace">"C-c<text:s/>c"</text:span><text:span text:style-name="OrgSrcRainbowDelimitersDepth2Face">)</text:span><text:s/>'org-capture<text:span text:style-name="OrgSrcRainbowDelimitersDepth1Face">)</text:span></text:p>
      <text:h text:style-name="Heading_20_3" text:outline-level="3" text:is-list-header="false">
<text:bookmark-start text:name="OrgXref.orgcf24587"/>
<text:bookmark text:name="orgcf24587"/>using capture 使用capture
<text:bookmark-end text:name="OrgXref.orgcf24587"/></text:h>
      <text:list text:style-name="OrgNumberedList" text:continue-numbering="false">
        <text:list-item>
          <text:p text:style-name="Text_20_body">M-x org-capture
</text:p>
        </text:list-item>
      </text:list>
      <text:p text:style-name="Text_20_body">执行org-capture.
</text:p>
      <text:list text:style-name="OrgNumberedList" text:continue-numbering="false">
        <text:list-item>
          <text:p text:style-name="Text_20_body">C-c C-c
</text:p>
        </text:list-item>
      </text:list>
      <text:p text:style-name="Text_20_body">返回捕获过程之前的窗口配置
</text:p>
      <text:list text:style-name="OrgNumberedList" text:continue-numbering="false">
        <text:list-item>
          <text:p text:style-name="Text_20_body">C-c C-w
</text:p>
        </text:list-item>
      </text:list>
      <text:p text:style-name="Text_20_body">定档(finalize)整个capture的过程,即将笔记移动到一个新的位置.
</text:p>
      <text:list text:style-name="OrgNumberedList" text:continue-numbering="false">
        <text:list-item>
          <text:p text:style-name="Text_20_body">C-c C-k
</text:p>
        </text:list-item>
      </text:list>
      <text:h text:style-name="Heading_20_3" text:outline-level="3" text:is-list-header="false">
<text:bookmark-start text:name="OrgXref.org053a158"/>
<text:bookmark text:name="org053a158"/><text:span text:style-name="OrgDone">DONE</text:span> capture templates
<text:bookmark-end text:name="OrgXref.org053a158"/></text:h>
      <text:p text:style-name="Text_20_body"> 中途推出按钮.
这个地方并不是特别清楚.应该是定义模板的一种格式.设置模板的源代码为:
</text:p>
      <text:p text:style-name="OrgSrcBlock"><text:span text:style-name="OrgSrcRainbowDelimitersDepth1Face">(</text:span><text:span text:style-name="OrgSrcFontLockKeywordFace">setq</text:span><text:s/>org-capture-templates</text:p>
      <text:p text:style-name="OrgSrcBlock"><text:s/><text:s/><text:s/><text:s/><text:s/><text:s/>'<text:span text:style-name="OrgSrcRainbowDelimitersDepth2Face">(</text:span><text:span text:style-name="OrgSrcRainbowDelimitersDepth3Face">(</text:span><text:span text:style-name="OrgSrcFontLockStringFace">"t"</text:span><text:s/><text:span text:style-name="OrgSrcFontLockStringFace">"Todo"</text:span><text:s/>entry<text:s/><text:span text:style-name="OrgSrcRainbowDelimitersDepth4Face">(</text:span>file+headline<text:s/><text:span text:style-name="OrgSrcFontLockStringFace">"~/org/gtd.org"</text:span><text:s/><text:span text:style-name="OrgSrcFontLockStringFace">"Tasks"</text:span><text:span text:style-name="OrgSrcRainbowDelimitersDepth4Face">)</text:span></text:p>
      <text:p text:style-name="OrgSrcBlock"><text:tab/><text:s/><text:span text:style-name="OrgSrcFontLockStringFace">"*<text:s/>TODO<text:s/>%?\n<text:s/>%i\n<text:s/>%a"</text:span><text:span text:style-name="OrgSrcRainbowDelimitersDepth3Face">)</text:span></text:p>
      <text:p text:style-name="OrgSrcBlock"><text:tab/><text:span text:style-name="OrgSrcRainbowDelimitersDepth3Face">(</text:span><text:span text:style-name="OrgSrcFontLockStringFace">"j"</text:span><text:s/><text:span text:style-name="OrgSrcFontLockStringFace">"Journal"</text:span><text:s/>entry<text:s/><text:span text:style-name="OrgSrcRainbowDelimitersDepth4Face">(</text:span>file+datetree<text:s/><text:span text:style-name="OrgSrcFontLockStringFace">"~/org/journal.org"</text:span><text:span text:style-name="OrgSrcRainbowDelimitersDepth4Face">)</text:span></text:p>
      <text:p text:style-name="OrgSrcBlockLastLine"><text:tab/><text:s/><text:span text:style-name="OrgSrcFontLockStringFace">"*<text:s/>%?\n<text:s/>Enetered<text:s/>on<text:s/>%U\n<text:s/>%i\n<text:s/>%a"</text:span><text:span text:style-name="OrgSrcRainbowDelimitersDepth3Face">)</text:span><text:span text:style-name="OrgSrcRainbowDelimitersDepth2Face">)</text:span><text:span text:style-name="OrgSrcRainbowDelimitersDepth1Face">)</text:span></text:p>
      <text:p text:style-name="Text_20_body">其表达的意义是:
</text:p>
      <text:list text:style-name="OrgBulletedList" text:continue-numbering="false">
        <text:list-item>
          <text:p text:style-name="Text_20_body">当使用t时便可以创建一个todo,并导出一个链接,链接的形式为:文件名+章节名,而后作为一个Tasks存储在~/org/gtd.org这个文档里.
</text:p>
        </text:list-item>
        <text:list-item>
          <text:p text:style-name="Text_20_body">%?表示在把模板内容填充完毕之后,光标应该停留的位置;
</text:p>
        </text:list-item>
        <text:list-item>
          <text:p text:style-name="Text_20_body">%i (initial content) 表示被填充的初始内容,只有在有文本内容被选中,且使用了C-u前缀进行capture的前提下这个功能才能使用.
</text:p>
        </text:list-item>
        <text:list-item>
          <text:p text:style-name="Text_20_body">%a annotation,注释.通常是用org-store-link创建的链接
</text:p>
        </text:list-item>
      </text:list>
      <text:h text:style-name="Heading_20_2" text:outline-level="2" text:is-list-header="false">
<text:bookmark-start text:name="OrgXref.org71153eb"/>
<text:bookmark text:name="org71153eb"/>refile and copy 文件重归档与复制
<text:bookmark-end text:name="OrgXref.org71153eb"/></text:h>
      <text:p text:style-name="Text_20_body">本节的意思,似乎就是简化剪切,切换,粘贴这一整套的文本条目重新归档的过程.
</text:p>
      <text:list text:style-name="OrgNumberedList" text:continue-numbering="false">
        <text:list-item>
          <text:p text:style-name="Text_20_body">C-c C-w
</text:p>
        </text:list-item>
      </text:list>
      <text:p text:style-name="Text_20_body">C-c C-w 就是说,要把这一小节(光标所在的小节)的内容归档至其他的某个小节.
</text:p>
      <text:list text:style-name="OrgNumberedList" text:continue-numbering="false">
        <text:list-item>
          <text:p text:style-name="Text_20_body">C-u C-c C-w
</text:p>
        </text:list-item>
      </text:list>
      <text:p text:style-name="Text_20_body">使用refile界面跳转到标题.
</text:p>
      <text:list text:style-name="OrgNumberedList" text:continue-numbering="false">
        <text:list-item>
          <text:p text:style-name="Text_20_body">C-u C-u C-c C-w
</text:p>
        </text:list-item>
      </text:list>
      <text:list text:style-name="OrgNumberedList" text:continue-numbering="false">
        <text:list-item>
          <text:p text:style-name="Text_20_body">C-c M-w
</text:p>
        </text:list-item>
      </text:list>
      <text:h text:style-name="Heading_20_1" text:outline-level="1" text:is-list-header="false">
<text:bookmark-start text:name="OrgXref.org28f6847"/>
<text:bookmark text:name="org28f6847"/><text:span text:style-name="OrgTodo">INPROGRESS</text:span> agenda views
<text:bookmark-end text:name="OrgXref.org28f6847"/></text:h>
      <text:p text:style-name="Text_20_body">Agenda是一种对零散的todo文件进行聚集处理的操作。
</text:p>
      <text:h text:style-name="Heading_20_2" text:outline-level="2" text:is-list-header="false">
<text:bookmark-start text:name="OrgXref.org8f9912a"/>
<text:bookmark text:name="org8f9912a"/>agenda files
<text:bookmark-end text:name="OrgXref.org8f9912a"/></text:h>
      <text:list text:style-name="OrgNumberedList" text:continue-numbering="false">
        <text:list-item>
          <text:p text:style-name="Text_20_body">C-c [ 将当前文件加入到agenda file列表中
</text:p>
        </text:list-item>
        <text:list-item>
          <text:p text:style-name="Text_20_body">C-c ] 将当前文件从agenda file列表中移除
</text:p>
        </text:list-item>
        <text:list-item>
          <text:p text:style-name="Text_20_body">C-' 
</text:p>
        </text:list-item>
        <text:list-item>
          <text:p text:style-name="Text_20_body">C-, cycle through agenda file list， one after another
</text:p>
        </text:list-item>
      </text:list>
      <text:h text:style-name="Heading_20_2" text:outline-level="2" text:is-list-header="false">
<text:bookmark-start text:name="OrgXref.orgeda24e2"/>
<text:bookmark text:name="orgeda24e2"/>The Agenda Dispatcher 日程调度分配器
<text:bookmark-end text:name="OrgXref.orgeda24e2"/></text:h>
      <text:p text:style-name="Text_20_body">使用M-x org-agenda进行激活,或者使用快捷键C-c a.
分配器提供了以下一些默认的指令:
</text:p>
      <text:list text:style-name="OrgBulletedList" text:continue-numbering="false">
        <text:list-item>
          <text:p text:style-name="Text_20_body">a 创建一个日历形式的日程
</text:p>
        </text:list-item>
        <text:list-item>
          <text:p text:style-name="Text_20_body">t T 创建一个包含所有tudo项的列表
</text:p>
        </text:list-item>
        <text:list-item>
          <text:p text:style-name="Text_20_body">m M 创建一个匹配了表达式的所有headline的列表
</text:p>
        </text:list-item>
        <text:list-item>
          <text:p text:style-name="Text_20_body">s Create a list of entries selected by a boolean expression of keywords and/or regular expressions that must or must not occur in the entry. 不是特别理解这句话什么意思.
</text:p>
        </text:list-item>
      </text:list>
      <text:h text:style-name="Heading_20_2" text:outline-level="2" text:is-list-header="false">
<text:bookmark-start text:name="OrgXref.org9ed1870"/>
<text:bookmark text:name="org9ed1870"/>The Weekly /Daily  Agenda
<text:bookmark-end text:name="OrgXref.org9ed1870"/></text:h>
      <text:p text:style-name="Text_20_body">就像是传统的纸上的日程表一样,weekly-daily agenda给出每天或每周所需要干的事.
比如,在使用M-x org-agenda a命令时,其基本的思路是从org文件列表中提取条目信息编译形成当前周的日历.
</text:p>
      <text:h text:style-name="Heading_20_2" text:outline-level="2" text:is-list-header="false">
<text:bookmark-start text:name="OrgXref.org2314100"/>
<text:bookmark text:name="org2314100"/>the global todo list 全局todo列表
<text:bookmark-end text:name="OrgXref.org2314100"/></text:h>
      <text:p text:style-name="Text_20_body">全局todo列表将所有的未完成的todo项目进行了一个统一的收集,可以用t关键字进行查询.
</text:p>
      <text:list text:style-name="OrgBulletedList" text:continue-numbering="false">
        <text:list-item>
          <text:p text:style-name="Text_20_body">M-x org-agenda t 展示全局todo列表
</text:p>
        </text:list-item>
        <text:list-item>
          <text:p text:style-name="Text_20_body">M-x org-agenda T 和一条相似,不过可以允许搜索特定的todo关键词
</text:p>
        </text:list-item>
      </text:list>
      <text:h text:style-name="Heading_20_2" text:outline-level="2" text:is-list-header="false">
<text:bookmark-start text:name="OrgXref.org13bc7ca"/>
<text:bookmark text:name="org13bc7ca"/>Matching Tags and Properties 匹配标签和属性
<text:bookmark-end text:name="OrgXref.org13bc7ca"/></text:h>
      <text:h text:style-name="Heading_20_1" text:outline-level="1" text:is-list-header="false">
<text:bookmark-start text:name="OrgXref.orgbbb0272"/>
<text:bookmark text:name="orgbbb0272"/><text:span text:style-name="OrgDone">DONE</text:span> markup for rich contents
<text:bookmark-end text:name="OrgXref.orgbbb0272"/></text:h>
      <text:p text:style-name="Text_20_body">也就是关于org进行文本信息标注的一些常见而具体的手段.
</text:p>
      <text:h text:style-name="Heading_20_2" text:outline-level="2" text:is-list-header="false">
<text:bookmark-start text:name="OrgXref.org1ec8808"/>
<text:bookmark text:name="org1ec8808"/>paragraphs 段落
<text:bookmark-end text:name="OrgXref.org1ec8808"/></text:h>
      <text:p text:style-name="Text_20_body">同makrdown一样,paragraph也是通过一个空的行进行段与段之间的分割.除此之外,也可以使用latex中常见的"\\".
但是,这样的一个问题是,对于一些特殊的格式,比如诗歌中的空格,要怎么进行表现呢?
一般会通过如下方式:
</text:p>
      <text:p text:style-name="OrgSrcBlock"><text:span text:style-name="OrgSrcOrgBlockBeginLine">#+BEGIN_VERSE</text:span></text:p>
      <text:p text:style-name="OrgSrcBlock"><text:s/>Great<text:s/>clouds<text:s/>overhead</text:p>
      <text:p text:style-name="OrgSrcBlock"><text:s/>Tiny<text:s/>black<text:s/>birds<text:s/>rise<text:s/>and<text:s/>fall</text:p>
      <text:p text:style-name="OrgSrcBlock"><text:s/>Snow<text:s/>covers<text:s/>Emacs</text:p>
      <text:p text:style-name="OrgSrcBlock"/>
      <text:p text:style-name="OrgSrcBlock"><text:s/><text:s/><text:s/><text:s/>---AlexSchroeder</text:p>
      <text:p text:style-name="OrgSrcBlockLastLine"><text:span text:style-name="OrgSrcOrgBlockEndLine">#+END_VERSE</text:span></text:p>
      <text:p text:style-name="Text_20_body">初次之外,就是对"语录"的格式要求.markdown里使用"&gt;"进行,而在org里,其基本文法是:
</text:p>
      <text:p text:style-name="OrgSrcBlock"><text:span text:style-name="OrgSrcOrgBlockBeginLine">#+BEGIN_QUOTE</text:span></text:p>
      <text:p text:style-name="OrgSrcBlock">Everything<text:s/>should<text:s/>be<text:s/>made<text:s/>as<text:s/>simple<text:s/>as<text:s/>possible,</text:p>
      <text:p text:style-name="OrgSrcBlock">but<text:s/>not<text:s/>any<text:s/>simpler<text:s/>---Albert<text:s/>Einstein</text:p>
      <text:p text:style-name="OrgSrcBlockLastLine"><text:span text:style-name="OrgSrcOrgBlockEndLine">#+END_QUOTE</text:span></text:p>
      <text:p text:style-name="Text_20_body">关于居中,常见的使用方法是:
</text:p>
      <text:p text:style-name="OrgSrcBlock"><text:span text:style-name="OrgSrcOrgBlockBeginLine">#+BEGIN_CENTER</text:span></text:p>
      <text:p text:style-name="OrgSrcBlock">Everything<text:s/>should<text:s/>be<text:s/>made<text:s/>as<text:s/>simple<text:s/>as<text:s/>possible,<text:s/>\\</text:p>
      <text:p text:style-name="OrgSrcBlock">but<text:s/>not<text:s/>any<text:s/>simpler</text:p>
      <text:p text:style-name="OrgSrcBlockLastLine"><text:span text:style-name="OrgSrcOrgBlockEndLine">#+END_CENTER</text:span></text:p>
      <text:p text:style-name="Text_20_body">综上,仅仅需要记住verse,quote,center三种形式,就可以解决问题.
</text:p>
      <text:h text:style-name="Heading_20_2" text:outline-level="2" text:is-list-header="false">
<text:bookmark-start text:name="OrgXref.orgb747c04"/>
<text:bookmark text:name="orgb747c04"/>Emphasis and Monospace 强调与等宽字体
<text:bookmark-end text:name="OrgXref.orgb747c04"/></text:h>
      <text:p text:style-name="Text_20_body">You can make words ‘*bold*’, ‘/italic/’, ‘<text:span text:style-name="OrgSubscript">underlined</text:span>_’, ‘=verbatim=’ and ‘~code~’, and, if you must, ‘+strike-through+’. Text in the code and verbatim string is not processed for Org specific syntax; it is exported verbatim.
</text:p>
      <text:p text:style-name="OrgSrcBlockLastLine">You<text:s/>can<text:s/>make<text:s/>words<text:s/>‘*bold*’,<text:s/>‘/italic/’,<text:s/>‘_underlined_’,<text:s/>‘=verbatim=’<text:s/>and<text:s/>‘~code~’,<text:s/>and,<text:s/>if<text:s/>you<text:s/>must,<text:s/>‘+strike-through+’.<text:s/>Text<text:s/>in<text:s/>the<text:s/>code<text:s/>and<text:s/>verbatim<text:s/>string<text:s/>is<text:s/>not<text:s/>processed<text:s/>for<text:s/>Org<text:s/>specific<text:s/>syntax;<text:s/>it<text:s/>is<text:s/>exported<text:s/>verbatim.<text:s/></text:p>
      <text:h text:style-name="Heading_20_2" text:outline-level="2" text:is-list-header="false">
<text:bookmark-start text:name="OrgXref.orga1544d2"/>
<text:bookmark text:name="orga1544d2"/>embedded latex
<text:bookmark-end text:name="OrgXref.orga1544d2"/></text:h>
      <text:p text:style-name="Text_20_body">org对latex的嵌入十分灵活,除了下文中给出的世界嵌入latex风格的任何语言之外,此处还有最基本的对latex风格公式的支持.
比如下面这段话,完全可以在org中直接使用:
</text:p>
      <text:p text:style-name="OrgSrcBlock">The<text:s/>radius<text:s/>of<text:s/>the<text:s/>sun<text:s/>is<text:s/>R_sun<text:s/>=<text:s/>6.96<text:s/>x<text:s/>10^8<text:s/>m.<text:s/><text:s/>On<text:s/>the<text:s/>other<text:s/>hand,</text:p>
      <text:p text:style-name="OrgSrcBlock">the<text:s/>radius<text:s/>of<text:s/>Alpha<text:s/>Centauri<text:s/>is<text:s/>R_{Alpha<text:s/>Centauri}<text:s/>=<text:s/>1.28<text:s/>x<text:s/>R_{sun}.</text:p>
      <text:p text:style-name="OrgSrcBlock"/>
      <text:p text:style-name="OrgSrcBlock">\begin{equation}<text:s/><text:s/><text:s/><text:s/><text:s/><text:s/><text:s/><text:s/><text:s/><text:s/><text:s/><text:s/><text:s/><text:s/><text:s/><text:s/><text:s/><text:s/><text:s/><text:s/><text:s/><text:s/><text:s/><text:s/>%<text:s/>arbitrary<text:s/>environments,</text:p>
      <text:p text:style-name="OrgSrcBlock">x=\sqrt{b}<text:s/><text:s/><text:s/><text:s/><text:s/><text:s/><text:s/><text:s/><text:s/><text:s/><text:s/><text:s/><text:s/><text:s/><text:s/><text:s/><text:s/><text:s/><text:s/><text:s/><text:s/><text:s/><text:s/><text:s/><text:s/><text:s/><text:s/><text:s/><text:s/><text:s/>%<text:s/>even<text:s/>tables,<text:s/>figures</text:p>
      <text:p text:style-name="OrgSrcBlock">\end{equation}<text:s/><text:s/><text:s/><text:s/><text:s/><text:s/><text:s/><text:s/><text:s/><text:s/><text:s/><text:s/><text:s/><text:s/><text:s/><text:s/><text:s/><text:s/><text:s/><text:s/><text:s/><text:s/><text:s/><text:s/><text:s/><text:s/>%<text:s/>etc</text:p>
      <text:p text:style-name="OrgSrcBlock"/>
      <text:p text:style-name="OrgSrcBlock">If<text:s/>$a^2=b$<text:s/>and<text:s/>\(<text:s/>b=2<text:s/>\),<text:s/>then<text:s/>the<text:s/>solution<text:s/>must<text:s/>be</text:p>
      <text:p text:style-name="OrgSrcBlockLastLine">either<text:s/>$$<text:s/>a=+\sqrt{2}<text:s/>$$<text:s/>or<text:s/>\[<text:s/>a=-\sqrt{2}<text:s/>\].</text:p>
      <text:p text:style-name="Text_20_body">其效果为:
The radius of the sun is R<text:span text:style-name="OrgSubscript">sun</text:span> = 6.96 x 10<text:span text:style-name="OrgSuperscript">8</text:span> m.  On the other hand,
the radius of Alpha Centauri is R<text:span text:style-name="OrgSubscript">Alpha Centauri</text:span> = 1.28 x R<text:span text:style-name="OrgSubscript">sun</text:span>.
</text:p>
      <text:p text:style-name="Text_20_body"><text:span text:style-name="OrgCode">\begin{equation}</text:span>                        % arbitrary environments,
x=<text:span text:style-name="OrgCode">\sqrt{b}</text:span>                              % even tables, figures
<text:span text:style-name="OrgCode">\end{equation}</text:span>                          % etc
</text:p>
      <text:p text:style-name="Text_20_body">If <text:span text:style-name="OrgCode">$a^2=b$</text:span> and <text:span text:style-name="OrgCode">\( b=2 \)</text:span>, then the solution must be
either <text:span text:style-name="OrgCode">$$ a=+\sqrt{2} $$</text:span> or <text:span text:style-name="OrgCode">\[ a=-\sqrt{2} \]</text:span>.
</text:p>
      <text:h text:style-name="Heading_20_2" text:outline-level="2" text:is-list-header="false">
<text:bookmark-start text:name="OrgXref.org5935fcc"/>
<text:bookmark text:name="org5935fcc"/>literal examples 一些例子
<text:bookmark-end text:name="OrgXref.org5935fcc"/></text:h>
      <text:p text:style-name="Text_20_body">这里主要想介绍一些文学编程中如何进行举例的问题.
一般来说,定义一个例子的方法是:
</text:p>
      <text:p text:style-name="OrgSrcBlock"><text:span text:style-name="OrgSrcOrgBlockBeginLine">#+BEGIN_EXAMPLE</text:span></text:p>
      <text:p text:style-name="OrgSrcBlock"><text:span text:style-name="OrgSrc(OrgBlock)0000"><text:s/><text:s/>Some<text:s/>example<text:s/>from<text:s/>a<text:s/>text<text:s/>file.</text:span></text:p>
      <text:p text:style-name="OrgSrcBlockLastLine"><text:span text:style-name="OrgSrcOrgBlockEndLine">#+END_EXAMPLE</text:span></text:p>
      <text:p text:style-name="Text_20_body">当然,这种方法也可以被简化为空格+冒号.也就是
</text:p>
      <text:p text:style-name="OrgSrcBlock">Here<text:s/>is<text:s/>an<text:s/>example</text:p>
      <text:p text:style-name="OrgSrcBlockLastLine"><text:s/><text:s/><text:s/><text:span text:style-name="OrgSrcOrgCode">:<text:s/>Some<text:s/>example<text:s/>from<text:s/>a<text:s/>text<text:s/>file.</text:span></text:p>
      <text:p text:style-name="Text_20_body">其效果是:
Here is an example
</text:p>
      <text:p text:style-name="OrgFixedWidthBlockLastLine">Some example from a text file.</text:p>
      <text:p text:style-name="OrgFixedWidthBlockLastLine"/>
      <text:p text:style-name="Text_20_body">除此之外, 还有关于插入代码块的内容,这个在之后将会进行详细介绍.
</text:p>
      <text:h text:style-name="Heading_20_2" text:outline-level="2" text:is-list-header="false">
<text:bookmark-start text:name="OrgXref.orgea2e711"/>
<text:bookmark text:name="orgea2e711"/>Images 插入图片的问题
<text:bookmark-end text:name="OrgXref.orgea2e711"/></text:h>
      <text:p text:style-name="Text_20_body">一张图片本质上是一个链接,所以图片均可以通过超链接的方式[[][]]进行表达,特殊地,如果想像latex那样给出描述和引用标签的话,图的定义就需要添加以下附属信息:
</text:p>
      <text:p text:style-name="OrgSrcBlock"><text:span text:style-name="OrgSrcOrgMetaLine">#+CAPTION:</text:span><text:s/><text:span text:style-name="OrgSrcOrgBlock">This<text:s/>is<text:s/>the<text:s/>caption<text:s/>for<text:s/>the<text:s/>next<text:s/>figure<text:s/>link<text:s/>(or<text:s/>table)</text:span></text:p>
      <text:p text:style-name="OrgSrcBlock"><text:span text:style-name="OrgSrcOrgMetaLine">#+NAME:<text:s/><text:s/><text:s/>fig:SED-HR4049</text:span></text:p>
      <text:p text:style-name="OrgSrcBlockLastLine"><text:span text:style-name="OrgSrcOrgLink">[</text:span><text:span text:style-name="OrgSrcOrgLink">[</text:span><text:span text:style-name="OrgSrcOrgLink">./img/a.jp</text:span><text:span text:style-name="OrgSrcOrgLink">g</text:span><text:span text:style-name="OrgSrcOrgLink">]</text:span><text:span text:style-name="OrgSrcOrgLink">]</text:span></text:p>
      <text:p text:style-name="Text_20_body">下面插入一张图片作为示例
</text:p>
      <text:p text:style-name="Text_20_body"><text:a xlink:type="simple" xlink:href="images/20200616184304.png">示例图片</text:a>
</text:p>
      <text:p text:style-name="Text_20_body"><text:a xlink:type="simple" xlink:href="./images/20200616184304.png/">./images/20200616184304.png/</text:a>
</text:p>
      <text:h text:style-name="Heading_20_2" text:outline-level="2" text:is-list-header="false">
<text:bookmark-start text:name="OrgXref.orge0e47f0"/>
<text:bookmark text:name="orge0e47f0"/>creating footnotes 插入脚注
<text:bookmark-end text:name="OrgXref.orge0e47f0"/></text:h>
      <text:p text:style-name="Text_20_body">插入脚注的方法很简单<text:note text:id="fn1" text:note-class="footnote"><text:note-citation>1</text:note-citation><text:note-body><text:p text:style-name="Footnote">这就是一个脚注
</text:p>


<text:p text:style-name="Footnote">关于脚注的东西,org内置了以下快捷键:
</text:p>

<text:list text:style-name="OrgNumberedList" text:continue-numbering="false">

<text:list-item>

<text:p text:style-name="Footnote">C-c C-x f 插入一条新的脚注,如果存在,那么就进行跳转(从正文跳转到参考处,或者从参考处跳转到正文的脚注位置)
</text:p>

</text:list-item>

<text:list-item>

<text:p text:style-name="Footnote">C-c C-c 从脚注的定义处与参考处之间进行跳转
</text:p>

</text:list-item>
</text:list></text:note-body></text:note>去使用,下面是一个示例:
</text:p>
      <text:p text:style-name="OrgSrcBlock">The<text:s/>Org<text:s/>homepage<text:span text:style-name="OrgSrcOrgFootnote">[fn:1]</text:span><text:s/>now<text:s/>looks<text:s/>a<text:s/>lot<text:s/>better<text:s/>than<text:s/>it<text:s/>used<text:s/>to.</text:p>
      <text:p text:style-name="OrgSrcBlock">...</text:p>
      <text:p text:style-name="OrgSrcBlockLastLine"><text:span text:style-name="OrgSrcOrgFootnote">[fn:1]</text:span><text:s/>The<text:s/>link<text:s/>is:<text:s/><text:span text:style-name="OrgSrcOrgLink">https://orgmode.or</text:span><text:span text:style-name="OrgSrcOrgLink">g</text:span></text:p>
      <text:h text:style-name="Heading_20_1" text:outline-level="1" text:is-list-header="false">
<text:bookmark-start text:name="OrgXref.orgb605df8"/>
<text:bookmark text:name="orgb605df8"/><text:span text:style-name="OrgDone">DONE</text:span> exporting
<text:bookmark-end text:name="OrgXref.orgb605df8"/></text:h>
      <text:p text:style-name="Text_20_body">这一章主要讨论如何使用org进行文档的导出.一般,关于文档导出的工作,可以通过C-c C-e进行调用.
</text:p>
      <text:h text:style-name="Heading_20_2" text:outline-level="2" text:is-list-header="false">
<text:bookmark-start text:name="OrgXref.org86efd4b"/>
<text:bookmark text:name="org86efd4b"/>导出时需要的一些特殊信息
<text:bookmark-end text:name="OrgXref.org86efd4b"/></text:h>
      <text:p text:style-name="Text_20_body">比如,可以在文档的所有位置(但是建议于开头处)插入此类:
</text:p>
      <text:p text:style-name="OrgSrcBlockLastLine"><text:span text:style-name="OrgSrcOrgDocumentInfoKeyword">#+TITLE:</text:span><text:s/><text:span text:style-name="OrgSrcOrgDocumentTitle">org基本笔记</text:span></text:p>
      <text:p text:style-name="Text_20_body">一般可供此类插入的信息主要包括:
</text:p>
      <text:list text:style-name="OrgBulletedList" text:continue-numbering="false">
        <text:list-item>
          <text:p text:style-name="Text_20_body">TITLE. 文章的名字
</text:p>
        </text:list-item>
        <text:list-item>
          <text:p text:style-name="Text_20_body">AUTHOR. 作者
</text:p>
        </text:list-item>
        <text:list-item>
          <text:p text:style-name="Text_20_body">DATE. 一个日期,或者org的时间戳(timestamp)
</text:p>
        </text:list-item>
        <text:list-item>
          <text:p text:style-name="Text_20_body">EMAIL. email
</text:p>
        </text:list-item>
        <text:list-item>
          <text:p text:style-name="Text_20_body">LANGUAGE. language code,如"en".
</text:p>
        </text:list-item>
      </text:list>
      <text:h text:style-name="Heading_20_2" text:outline-level="2" text:is-list-header="false">
<text:bookmark-start text:name="OrgXref.org705ada1"/>
<text:bookmark text:name="org705ada1"/>table of contents 内容目录
<text:bookmark-end text:name="OrgXref.org705ada1"/></text:h>
      <text:p text:style-name="Text_20_body">在org中,导出会默认在第一个headline前面插入目录.可以通过下面的一些特殊的命令对目录进行自定义.
</text:p>
      <text:p text:style-name="OrgSrcBlock"><text:span text:style-name="OrgSrcOrgMetaLine">#+OPTIONS:<text:s/>toc:2<text:s/><text:s/><text:s/><text:s/><text:s/><text:s/><text:s/><text:s/><text:s/><text:s/>(only<text:s/>include<text:s/>two<text:s/>levels<text:s/>in<text:s/>TOC)</text:span></text:p>
      <text:p text:style-name="OrgSrcBlockLastLine"><text:span text:style-name="OrgSrcOrgMetaLine">#+OPTIONS:<text:s/>toc:nil<text:s/><text:s/><text:s/><text:s/><text:s/><text:s/><text:s/><text:s/>(no<text:s/>default<text:s/>TOC<text:s/>at<text:s/>all)</text:span></text:p>
      <text:h text:style-name="Heading_20_2" text:outline-level="2" text:is-list-header="false">
<text:bookmark-start text:name="OrgXref.orgba620da"/>
<text:bookmark text:name="orgba620da"/>include files 导入其他文件
<text:bookmark-end text:name="OrgXref.orgba620da"/></text:h>
      <text:p text:style-name="Text_20_body">可以在org文件里插入其他文件,比如,插入一段emacs的配置文件信息,将之作为src并以elisp的语法进行展示.
</text:p>
      <text:p text:style-name="OrgSrcBlockLastLine"><text:span text:style-name="OrgSrcOrgMetaLine">#+INCLUDE:<text:s/>"~/.emacs"<text:s/>src<text:s/>emacs-lisp</text:span></text:p>
      <text:p text:style-name="Text_20_body">一般,插入的文件的类型包括example, export, src这三种.
</text:p>
      <text:h text:style-name="Heading_20_2" text:outline-level="2" text:is-list-header="false">
<text:bookmark-start text:name="OrgXref.orged53fbb"/>
<text:bookmark text:name="orged53fbb"/>comment lines 注释行
<text:bookmark-end text:name="OrgXref.orged53fbb"/></text:h>
      <text:p text:style-name="Text_20_body">注释符号为＃号.
</text:p>
      <text:h text:style-name="Heading_20_2" text:outline-level="2" text:is-list-header="false">
<text:bookmark-start text:name="OrgXref.orgf366c56"/>
<text:bookmark text:name="orgf366c56"/>正文开始:导出成不同格式的文件
<text:bookmark-end text:name="OrgXref.orgf366c56"/></text:h>
      <text:h text:style-name="Heading_20_3" text:outline-level="3" text:is-list-header="false">
<text:bookmark-start text:name="OrgXref.orgd0a23f5"/>
<text:bookmark text:name="orgd0a23f5"/>ASCII UTF-8
<text:bookmark-end text:name="OrgXref.orgd0a23f5"/></text:h>
      <text:p text:style-name="Text_20_body">导出为txt文件.使用C-c C-e t a(scii) 或C-c C-e t u(tf-8) 
</text:p>
      <text:h text:style-name="Heading_20_3" text:outline-level="3" text:is-list-header="false">
<text:bookmark-start text:name="OrgXref.orgec51fed"/>
<text:bookmark text:name="orgec51fed"/>HTML
<text:bookmark-end text:name="OrgXref.orgec51fed"/></text:h>
      <text:p text:style-name="Text_20_body">使用C-c C-e h h生成一个html文件,使用C-c C-e h o 生成并在浏览器里打开这样一个文件.
</text:p>
      <text:p text:style-name="Text_20_body">此处值得注意的是,org在进行文本转化时,将"&lt;"与"&gt;"表达为"&amp;lt"与"&amp;gt".因此,如果要在org中插入一段原生的HTML代码,应当使用"",比如下面的例子:
</text:p>
      <text:p text:style-name="OrgSrcBlockLastLine">@@html:&lt;b&gt;@@bold<text:s/>text@@html:&lt;/b&gt;@@</text:p>
      <text:p text:style-name="Text_20_body">对于大范围的HTML代码块,可以通过下面的方法进行代码块的导出
</text:p>
      <text:p text:style-name="OrgSrcBlock"><text:span text:style-name="OrgSrcOrgMetaLine">#+HTML:<text:s/>Literal<text:s/>HTML<text:s/>code<text:s/>for<text:s/>export</text:span></text:p>
      <text:p text:style-name="OrgSrcBlock"/>
      <text:p text:style-name="OrgSrcBlock"><text:span text:style-name="OrgSrcOrgBlockBeginLine">#+BEGIN_EXPORT<text:s/>html</text:span></text:p>
      <text:p text:style-name="OrgSrcBlock"><text:span text:style-name="OrgSrcOrgBlock"><text:s/><text:s/>All<text:s/>lines<text:s/>between<text:s/>these<text:s/>markers<text:s/>are<text:s/>exported<text:s/>literally</text:span></text:p>
      <text:p text:style-name="OrgSrcBlockLastLine"><text:span text:style-name="OrgSrcOrgBlockEndLine">#+END_EXPORT</text:span></text:p>
      <text:h text:style-name="Heading_20_3" text:outline-level="3" text:is-list-header="false">
<text:bookmark-start text:name="OrgXref.orgf82eed7"/>
<text:bookmark text:name="orgf82eed7"/>latex export
<text:bookmark-end text:name="OrgXref.orgf82eed7"/></text:h>
      <text:p text:style-name="Text_20_body">有关latex文本的导出,是一个很重要的地方.其重要之处在于,latex的语法比org复杂更多,因此,在这种转变的过程中,难免存在大量的部分是默认的.
下面将一一介绍如何把一个org文件转化为一个可编译的latex.
</text:p>
      <text:list text:style-name="OrgNumberedList" text:continue-numbering="false">
        <text:list-item>
          <text:p text:style-name="Text_20_body">
<text:bookmark-start text:name="OrgXref.org73ee277"/>
<text:bookmark text:name="org73ee277"/>设置document的class
<text:bookmark-end text:name="OrgXref.org73ee277"/></text:p>
          <text:p text:style-name="Text_20_body">org默认其为article类型,但是,当然,也可以自己定义所使用的latex的类,使用如下命令:
</text:p>
          <text:p text:style-name="OrgSrcBlockLastLine"><text:span text:style-name="OrgSrcOrgMetaLine">#+LATEX_CLASS:<text:s/>myclass</text:span></text:p>
          <text:p text:style-name="Text_20_body">当然,这样导入要求myclass必须在列表org-latex-classes里面.
</text:p>
        </text:list-item>
        <text:list-item>
          <text:p text:style-name="Text_20_body">
<text:bookmark-start text:name="OrgXref.orgc1d4410"/>
<text:bookmark text:name="orgc1d4410"/>基本的导出命令.
<text:bookmark-end text:name="OrgXref.orgc1d4410"/></text:p>
          <text:list text:style-name="OrgNumberedList" text:continue-numbering="false">
            <text:list-item>
              <text:p text:style-name="Text_20_body">C-c C-e l l 导出一个latex文件
</text:p>
            </text:list-item>
            <text:list-item>
              <text:p text:style-name="Text_20_body">C-c C-e l p 导出一个latex文件并将之转换为PDF.
</text:p>
            </text:list-item>
            <text:list-item>
              <text:p text:style-name="Text_20_body">C-c C-e l o 导出一个latex文件并将之转换为PDF,之后打开
</text:p>
            </text:list-item>
          </text:list>
          <text:p text:style-name="Text_20_body">当然,需要强调的一个问题是,*上述方法均无法很好地处理latex中存在中文的问题(因为编译本质上用的是pdflatex而非xelatex)*
</text:p>
        </text:list-item>
        <text:list-item>
          <text:p text:style-name="Text_20_body">
<text:bookmark-start text:name="OrgXref.org72d5cb8"/>
<text:bookmark text:name="org72d5cb8"/>在org中插入latex代码块
<text:bookmark-end text:name="OrgXref.org72d5cb8"/></text:p>
          <text:p text:style-name="Text_20_body">一般,org允许在文档中插入任意的latex代码块,其基本思路与HTML的插入类似,规则为:
</text:p>
          <text:list text:style-name="OrgBulletedList" text:continue-numbering="false">
            <text:list-item>
              <text:p text:style-name="Text_20_body">行内插入.使用""进行插入.
</text:p>
            </text:list-item>
            <text:list-item>
              <text:p text:style-name="Text_20_body">单行插入.使用如下命令:
</text:p>
              <text:p text:style-name="OrgSrcBlockLastLine"><text:span text:style-name="OrgSrcOrgMetaLine">#+LATEX:<text:s/>any<text:s/>arbitrary<text:s/>LaTeX<text:s/>code</text:span></text:p>
            </text:list-item>
            <text:list-item>
              <text:p text:style-name="Text_20_body">多行插入.使用:
</text:p>
              <text:p text:style-name="OrgSrcBlock"><text:span text:style-name="OrgSrcOrgBlockBeginLine">#+BEGIN_EXPORT<text:s/>latex</text:span></text:p>
              <text:p text:style-name="OrgSrcBlock"><text:span text:style-name="OrgSrcOrgBlock"><text:s/><text:s/>any<text:s/>arbitrary<text:s/>LaTeX<text:s/>code</text:span></text:p>
              <text:p text:style-name="OrgSrcBlockLastLine"><text:span text:style-name="OrgSrcOrgBlockEndLine">#+END_EXPORT</text:span></text:p>
            </text:list-item>
          </text:list>
        </text:list-item>
      </text:list>
      <text:h text:style-name="Heading_20_3" text:outline-level="3" text:is-list-header="false">
<text:bookmark-start text:name="OrgXref.org241dcad"/>
<text:bookmark text:name="org241dcad"/>iCalendar export
<text:bookmark-end text:name="OrgXref.org241dcad"/></text:h>
      <text:p text:style-name="Text_20_body">关于这个东西,大多数人看见了或许会觉得奇怪,因为这个东西并不是十分地让人觉得熟悉.
作者查阅了一下,这个东西是一种通用的电子日历类型.下面就对其进行简单介绍.
</text:p>
      <text:list text:style-name="OrgNumberedList" text:continue-numbering="false">
        <text:list-item>
          <text:p text:style-name="Text_20_body">C-c C-e c f. 从当前org缓冲区(为什么是缓冲区?)创建一个iCalendar条目并将其存储在相同文件夹下,使用后缀.ics
</text:p>
        </text:list-item>
        <text:list-item>
          <text:p text:style-name="Text_20_body">C-c C-e c c.Create a combined iCalendar file from Org files in org-agenda-files and write it to org-icalendar-combined-agenda-file file name.
</text:p>
        </text:list-item>
      </text:list>
      <text:h text:style-name="Heading_20_1" text:outline-level="1" text:is-list-header="false">
<text:bookmark-start text:name="OrgXref.org87c8e8f"/>
<text:bookmark text:name="org87c8e8f"/><text:span text:style-name="OrgDone">DONE</text:span> publishing
<text:bookmark-end text:name="OrgXref.org87c8e8f"/></text:h>
      <text:p text:style-name="Text_20_body">publishing是一种手段,将笔记转换为html等格式之后上传到博客上.
当进行发布时,需要进行一些自定义的配置,如
</text:p>
      <text:p text:style-name="OrgSrcBlock"><text:span text:style-name="OrgSrcRainbowDelimitersDepth1Face">(</text:span><text:span text:style-name="OrgSrcFontLockKeywordFace">setq</text:span><text:s/>org-publish-project-alist</text:p>
      <text:p text:style-name="OrgSrcBlock"><text:s/><text:s/><text:s/><text:s/><text:s/><text:s/>'<text:span text:style-name="OrgSrcRainbowDelimitersDepth2Face">(</text:span><text:span text:style-name="OrgSrcRainbowDelimitersDepth3Face">(</text:span><text:span text:style-name="OrgSrcFontLockStringFace">"org"</text:span></text:p>
      <text:p text:style-name="OrgSrcBlock"><text:tab/><text:s/><text:span text:style-name="OrgSrcFontLockBuiltinFace">:base-directory</text:span><text:s/><text:span text:style-name="OrgSrcFontLockStringFace">"~/org/"</text:span><text:s/><text:span text:style-name="OrgSrcFontLockCommentDelimiterFace">;;<text:s/></text:span><text:span text:style-name="OrgSrcFontLockCommentFace">基础的目录<text:s/></text:span></text:p>
      <text:p text:style-name="OrgSrcBlock"><text:tab/><text:s/><text:span text:style-name="OrgSrcFontLockBuiltinFace">:publishing-directory</text:span><text:s/><text:span text:style-name="OrgSrcFontLockStringFace">"~/public_html"</text:span><text:s/><text:span text:style-name="OrgSrcFontLockCommentDelimiterFace">;;<text:s/></text:span><text:span text:style-name="OrgSrcFontLockCommentFace">发布文件的目录</text:span></text:p>
      <text:p text:style-name="OrgSrcBlock"><text:tab/><text:s/><text:span text:style-name="OrgSrcFontLockBuiltinFace">:section-numbers</text:span><text:s/>nil</text:p>
      <text:p text:style-name="OrgSrcBlock"><text:tab/><text:s/><text:span text:style-name="OrgSrcFontLockBuiltinFace">:table-of-contents</text:span><text:s/>nil</text:p>
      <text:p text:style-name="OrgSrcBlock"><text:tab/><text:s/><text:span text:style-name="OrgSrcFontLockBuiltinFace">:style</text:span><text:s/><text:span text:style-name="OrgSrcFontLockStringFace">"&lt;link<text:s/>rel=\"stylesheet\"</text:span></text:p>
      <text:p text:style-name="OrgSrcBlock"><text:span text:style-name="OrgSrcFontLockStringFace"><text:tab/><text:tab/>href=\"../other/mystyle.css\"</text:span></text:p>
      <text:p text:style-name="OrgSrcBlockLastLine"><text:span text:style-name="OrgSrcFontLockStringFace"><text:tab/><text:tab/>type=\"text/css\"/&gt;"</text:span><text:span text:style-name="OrgSrcRainbowDelimitersDepth3Face">)</text:span><text:span text:style-name="OrgSrcRainbowDelimitersDepth2Face">)</text:span><text:span text:style-name="OrgSrcRainbowDelimitersDepth1Face">)</text:span></text:p>
      <text:p text:style-name="Text_20_body">这个东西我还没有配置!
</text:p>
      <text:list text:style-name="OrgNumberedList" text:continue-numbering="false">
        <text:list-item>
          <text:p text:style-name="Text_20_body">C-c C-e P x 为一个特殊的项目提示,并发布其所有文件.
</text:p>
        </text:list-item>
        <text:list-item>
          <text:p text:style-name="Text_20_body">C-c C-e P p 发布包括当前文件的项目.
</text:p>
        </text:list-item>
        <text:list-item>
          <text:p text:style-name="Text_20_body">C-c C-e P f 只发布当前文件.
</text:p>
        </text:list-item>
        <text:list-item>
          <text:p text:style-name="Text_20_body">C-c C-e P a 发布所有的项目
</text:p>
        </text:list-item>
      </text:list>
      <text:h text:style-name="Heading_20_1" text:outline-level="1" text:is-list-header="false">
<text:bookmark-start text:name="OrgXref.orgd69fbbc"/>
<text:bookmark text:name="orgd69fbbc"/><text:span text:style-name="OrgDone">DONE</text:span> working with source code 在笔记里插入源码<text:span text:style-name="OrgCode">[%]</text:span>
<text:bookmark-end text:name="OrgXref.orgd69fbbc"/></text:h>
      <text:p text:style-name="Text_20_body">org 在编辑源码,运行源码,tangling源码与导出源码上都有一些贡献.
一般来说,一个源码都可以表现成下面的格式:
</text:p>
      <text:p text:style-name="Listing">
<text:bookmark text:name="org7445360"/>Listing <text:sequence text:ref-name="org7445360" text:name="Listing" text:formula="ooow:Listing+1" style:num-format="1">14.1</text:sequence>: </text:p>
      <text:p text:style-name="OrgFixedWidthBlockLastLine">&lt;body&gt;</text:p>
      <text:p text:style-name="Text_20_body">其中
</text:p>
      <text:list text:style-name="OrgBulletedList" text:continue-numbering="false">
        <text:list-item>
          <text:p text:style-name="Text_20_body">‘&lt;name&gt;’ is a string used to uniquely name the code block,
</text:p>
        </text:list-item>
        <text:list-item>
          <text:p text:style-name="Text_20_body">‘&lt;language&gt;’ specifies the language of the code block, e.g., ‘emacs-lisp’, ‘shell’, ‘R’, ‘python’, etc.,
</text:p>
        </text:list-item>
        <text:list-item>
          <text:p text:style-name="Text_20_body">‘&lt;switches&gt;’ can be used to control export of the code block,
</text:p>
        </text:list-item>
        <text:list-item>
          <text:p text:style-name="Text_20_body">‘&lt;header arguments&gt;’ can be used to control many aspects of code block behavior as demonstrated below,
</text:p>
        </text:list-item>
        <text:list-item>
          <text:p text:style-name="Text_20_body">‘&lt;body&gt;’ contains the actual source code. 
</text:p>
        </text:list-item>
      </text:list>
      <text:p text:style-name="Text_20_body">通过C-c '进行代码块的编辑，但是常常的一串呢？都需要输入吗？不是这样的。
从<text:a xlink:type="simple" xlink:href="http://wenshanren.org/?p=327">此处</text:a>找到了一个自定义的解决方案,我觉得或许可以.
首先,把下面的函数放入init文件中.
</text:p>
      <text:p text:style-name="OrgSrcBlock"><text:span text:style-name="OrgSrcRainbowDelimitersDepth1Face">(</text:span><text:span text:style-name="OrgSrcFontLockKeywordFace">defun</text:span><text:s/><text:span text:style-name="OrgSrcFontLockFunctionNameFace">org-insert-src-block</text:span><text:s/><text:span text:style-name="OrgSrcRainbowDelimitersDepth2Face">(</text:span>src-code-type<text:span text:style-name="OrgSrcRainbowDelimitersDepth2Face">)</text:span></text:p>
      <text:p text:style-name="OrgSrcBlock"><text:s/><text:s/><text:span text:style-name="OrgSrcFontLockDocFace">"Insert<text:s/>a<text:s/>`</text:span><text:span text:style-name="OrgSrcFontLockConstantFace">SRC-CODE-TYPE</text:span><text:span text:style-name="OrgSrcFontLockDocFace">'<text:s/>type<text:s/>source<text:s/>code<text:s/>block<text:s/>in<text:s/>org-mode."</text:span></text:p>
      <text:p text:style-name="OrgSrcBlock"><text:s/><text:s/><text:span text:style-name="OrgSrcRainbowDelimitersDepth2Face">(</text:span><text:span text:style-name="OrgSrcFontLockKeywordFace">interactive</text:span></text:p>
      <text:p text:style-name="OrgSrcBlock"><text:s/><text:s/><text:s/><text:span text:style-name="OrgSrcRainbowDelimitersDepth3Face">(</text:span><text:span text:style-name="OrgSrcFontLockKeywordFace">let</text:span><text:s/><text:span text:style-name="OrgSrcRainbowDelimitersDepth4Face">(</text:span><text:span text:style-name="OrgSrcRainbowDelimitersDepth5Face">(</text:span>src-code-types</text:p>
      <text:p text:style-name="OrgSrcBlock"><text:tab/><text:s/><text:s/>'<text:span text:style-name="OrgSrcRainbowDelimitersDepth6Face">(</text:span><text:span text:style-name="OrgSrcFontLockStringFace">"emacs-lisp"</text:span><text:s/><text:span text:style-name="OrgSrcFontLockStringFace">"python"</text:span><text:s/><text:span text:style-name="OrgSrcFontLockStringFace">"C"</text:span><text:s/><text:span text:style-name="OrgSrcFontLockStringFace">"sh"</text:span><text:s/><text:span text:style-name="OrgSrcFontLockStringFace">"java"</text:span><text:s/><text:span text:style-name="OrgSrcFontLockStringFace">"js"</text:span><text:s/><text:span text:style-name="OrgSrcFontLockStringFace">"clojure"</text:span><text:s/><text:span text:style-name="OrgSrcFontLockStringFace">"C++"</text:span><text:s/><text:span text:style-name="OrgSrcFontLockStringFace">"css"</text:span></text:p>
      <text:p text:style-name="OrgSrcBlock"><text:tab/><text:s/><text:s/><text:s/><text:s/><text:span text:style-name="OrgSrcFontLockStringFace">"calc"</text:span><text:s/><text:span text:style-name="OrgSrcFontLockStringFace">"asymptote"</text:span><text:s/><text:span text:style-name="OrgSrcFontLockStringFace">"dot"</text:span><text:s/><text:span text:style-name="OrgSrcFontLockStringFace">"gnuplot"</text:span><text:s/><text:span text:style-name="OrgSrcFontLockStringFace">"ledger"</text:span><text:s/><text:span text:style-name="OrgSrcFontLockStringFace">"lilypond"</text:span><text:s/><text:span text:style-name="OrgSrcFontLockStringFace">"mscgen"</text:span></text:p>
      <text:p text:style-name="OrgSrcBlock"><text:tab/><text:s/><text:s/><text:s/><text:s/><text:span text:style-name="OrgSrcFontLockStringFace">"octave"</text:span><text:s/><text:span text:style-name="OrgSrcFontLockStringFace">"oz"</text:span><text:s/><text:span text:style-name="OrgSrcFontLockStringFace">"plantuml"</text:span><text:s/><text:span text:style-name="OrgSrcFontLockStringFace">"R"</text:span><text:s/><text:span text:style-name="OrgSrcFontLockStringFace">"sass"</text:span><text:s/><text:span text:style-name="OrgSrcFontLockStringFace">"screen"</text:span><text:s/><text:span text:style-name="OrgSrcFontLockStringFace">"sql"</text:span><text:s/><text:span text:style-name="OrgSrcFontLockStringFace">"awk"</text:span><text:s/><text:span text:style-name="OrgSrcFontLockStringFace">"ditaa"</text:span></text:p>
      <text:p text:style-name="OrgSrcBlock"><text:tab/><text:s/><text:s/><text:s/><text:s/><text:span text:style-name="OrgSrcFontLockStringFace">"haskell"</text:span><text:s/><text:span text:style-name="OrgSrcFontLockStringFace">"latex"</text:span><text:s/><text:span text:style-name="OrgSrcFontLockStringFace">"lisp"</text:span><text:s/><text:span text:style-name="OrgSrcFontLockStringFace">"matlab"</text:span><text:s/><text:span text:style-name="OrgSrcFontLockStringFace">"ocaml"</text:span><text:s/><text:span text:style-name="OrgSrcFontLockStringFace">"org"</text:span><text:s/><text:span text:style-name="OrgSrcFontLockStringFace">"perl"</text:span><text:s/><text:span text:style-name="OrgSrcFontLockStringFace">"ruby"</text:span></text:p>
      <text:p text:style-name="OrgSrcBlock"><text:tab/><text:s/><text:s/><text:s/><text:s/><text:span text:style-name="OrgSrcFontLockStringFace">"scheme"</text:span><text:s/><text:span text:style-name="OrgSrcFontLockStringFace">"sqlite"</text:span><text:span text:style-name="OrgSrcRainbowDelimitersDepth6Face">)</text:span><text:span text:style-name="OrgSrcRainbowDelimitersDepth5Face">)</text:span><text:span text:style-name="OrgSrcRainbowDelimitersDepth4Face">)</text:span></text:p>
      <text:p text:style-name="OrgSrcBlock"><text:s/><text:s/><text:s/><text:s/><text:s/><text:span text:style-name="OrgSrcRainbowDelimitersDepth4Face">(</text:span>list<text:s/><text:span text:style-name="OrgSrcRainbowDelimitersDepth5Face">(</text:span>ido-completing-read<text:s/><text:span text:style-name="OrgSrcFontLockStringFace">"Source<text:s/>code<text:s/>type:<text:s/>"</text:span><text:s/>src-code-types<text:span text:style-name="OrgSrcRainbowDelimitersDepth5Face">)</text:span><text:span text:style-name="OrgSrcRainbowDelimitersDepth4Face">)</text:span><text:span text:style-name="OrgSrcRainbowDelimitersDepth3Face">)</text:span><text:span text:style-name="OrgSrcRainbowDelimitersDepth2Face">)</text:span></text:p>
      <text:p text:style-name="OrgSrcBlock"><text:s/><text:s/><text:span text:style-name="OrgSrcRainbowDelimitersDepth2Face">(</text:span><text:span text:style-name="OrgSrcFontLockKeywordFace">progn</text:span></text:p>
      <text:p text:style-name="OrgSrcBlock"><text:s/><text:s/><text:s/><text:s/><text:span text:style-name="OrgSrcRainbowDelimitersDepth3Face">(</text:span>newline-and-indent<text:span text:style-name="OrgSrcRainbowDelimitersDepth3Face">)</text:span></text:p>
      <text:p text:style-name="OrgSrcBlock"><text:s/><text:s/><text:s/><text:s/><text:span text:style-name="OrgSrcRainbowDelimitersDepth3Face">(</text:span>insert<text:s/><text:span text:style-name="OrgSrcRainbowDelimitersDepth4Face">(</text:span>format<text:s/><text:span text:style-name="OrgSrcFontLockStringFace">"#+BEGIN_SRC<text:s/>%s\n"</text:span><text:s/>src-code-type<text:span text:style-name="OrgSrcRainbowDelimitersDepth4Face">)</text:span><text:span text:style-name="OrgSrcRainbowDelimitersDepth3Face">)</text:span></text:p>
      <text:p text:style-name="OrgSrcBlock"><text:s/><text:s/><text:s/><text:s/><text:span text:style-name="OrgSrcRainbowDelimitersDepth3Face">(</text:span>newline-and-indent<text:span text:style-name="OrgSrcRainbowDelimitersDepth3Face">)</text:span></text:p>
      <text:p text:style-name="OrgSrcBlock"><text:s/><text:s/><text:s/><text:s/><text:span text:style-name="OrgSrcRainbowDelimitersDepth3Face">(</text:span>insert<text:s/><text:span text:style-name="OrgSrcFontLockStringFace">"#+END_SRC\n"</text:span><text:span text:style-name="OrgSrcRainbowDelimitersDepth3Face">)</text:span></text:p>
      <text:p text:style-name="OrgSrcBlock"><text:s/><text:s/><text:s/><text:s/><text:span text:style-name="OrgSrcRainbowDelimitersDepth3Face">(</text:span>previous-line<text:s/>2<text:span text:style-name="OrgSrcRainbowDelimitersDepth3Face">)</text:span></text:p>
      <text:p text:style-name="OrgSrcBlockLastLine"><text:s/><text:s/><text:s/><text:s/><text:span text:style-name="OrgSrcRainbowDelimitersDepth3Face">(</text:span>org-edit-src-code<text:span text:style-name="OrgSrcRainbowDelimitersDepth3Face">)</text:span><text:span text:style-name="OrgSrcRainbowDelimitersDepth2Face">)</text:span><text:span text:style-name="OrgSrcRainbowDelimitersDepth1Face">)</text:span></text:p>
      <text:p text:style-name="OrgSrcBlockLastLine"/>
      <text:p text:style-name="Text_20_body">之后，将下列快捷键绑定
</text:p>
      <text:p text:style-name="OrgSrcBlock"><text:span text:style-name="OrgSrcRainbowDelimitersDepth1Face">(</text:span>add-hook<text:s/>'org-mode-hook<text:s/>'<text:span text:style-name="OrgSrcRainbowDelimitersDepth2Face">(</text:span>lambda<text:s/><text:span text:style-name="OrgSrcRainbowDelimitersDepth3Face">(</text:span><text:span text:style-name="OrgSrcRainbowDelimitersDepth3Face">)</text:span></text:p>
      <text:p text:style-name="OrgSrcBlock"><text:tab/><text:tab/><text:tab/><text:s/><text:s/><text:s/><text:s/><text:span text:style-name="OrgSrcFontLockCommentDelimiterFace">;;<text:s/></text:span><text:span text:style-name="OrgSrcFontLockCommentFace">turn<text:s/>on<text:s/>flyspell-mode<text:s/>by<text:s/>default</text:span></text:p>
      <text:p text:style-name="OrgSrcBlock"><text:tab/><text:tab/><text:tab/><text:s/><text:s/><text:s/><text:s/><text:span text:style-name="OrgSrcRainbowDelimitersDepth3Face">(</text:span>flyspell-mode<text:s/>1<text:span text:style-name="OrgSrcRainbowDelimitersDepth3Face">)</text:span></text:p>
      <text:p text:style-name="OrgSrcBlock"><text:tab/><text:tab/><text:tab/><text:s/><text:s/><text:s/><text:s/><text:span text:style-name="OrgSrcFontLockCommentDelimiterFace">;;<text:s/></text:span><text:span text:style-name="OrgSrcFontLockCommentFace">C-TAB<text:s/>for<text:s/>expanding</text:span></text:p>
      <text:p text:style-name="OrgSrcBlock"><text:tab/><text:tab/><text:tab/><text:s/><text:s/><text:s/><text:s/><text:span text:style-name="OrgSrcRainbowDelimitersDepth3Face">(</text:span>local-set-key<text:s/><text:span text:style-name="OrgSrcRainbowDelimitersDepth4Face">(</text:span>kbd<text:s/><text:span text:style-name="OrgSrcFontLockStringFace">"C-&lt;tab&gt;"</text:span><text:span text:style-name="OrgSrcRainbowDelimitersDepth4Face">)</text:span></text:p>
      <text:p text:style-name="OrgSrcBlock"><text:tab/><text:tab/><text:tab/><text:tab/><text:tab/><text:s/><text:s/><text:s/>'yas/expand-from-trigger-key<text:span text:style-name="OrgSrcRainbowDelimitersDepth3Face">)</text:span></text:p>
      <text:p text:style-name="OrgSrcBlock"><text:tab/><text:tab/><text:tab/><text:s/><text:s/><text:s/><text:s/><text:span text:style-name="OrgSrcFontLockCommentDelimiterFace">;;<text:s/></text:span><text:span text:style-name="OrgSrcFontLockCommentFace">keybinding<text:s/>for<text:s/>editing<text:s/>source<text:s/>code<text:s/>blocks</text:span></text:p>
      <text:p text:style-name="OrgSrcBlock"><text:tab/><text:tab/><text:tab/><text:s/><text:s/><text:s/><text:s/><text:span text:style-name="OrgSrcRainbowDelimitersDepth3Face">(</text:span>local-set-key<text:s/><text:span text:style-name="OrgSrcRainbowDelimitersDepth4Face">(</text:span>kbd<text:s/><text:span text:style-name="OrgSrcFontLockStringFace">"C-c<text:s/>s<text:s/>e"</text:span><text:span text:style-name="OrgSrcRainbowDelimitersDepth4Face">)</text:span></text:p>
      <text:p text:style-name="OrgSrcBlock"><text:tab/><text:tab/><text:tab/><text:tab/><text:tab/><text:s/><text:s/><text:s/>'org-edit-src-code<text:span text:style-name="OrgSrcRainbowDelimitersDepth3Face">)</text:span></text:p>
      <text:p text:style-name="OrgSrcBlock"><text:tab/><text:tab/><text:tab/><text:s/><text:s/><text:s/><text:s/><text:span text:style-name="OrgSrcFontLockCommentDelimiterFace">;;<text:s/></text:span><text:span text:style-name="OrgSrcFontLockCommentFace">keybinding<text:s/>for<text:s/>inserting<text:s/>code<text:s/>blocks</text:span></text:p>
      <text:p text:style-name="OrgSrcBlock"><text:tab/><text:tab/><text:tab/><text:s/><text:s/><text:s/><text:s/><text:span text:style-name="OrgSrcRainbowDelimitersDepth3Face">(</text:span>local-set-key<text:s/><text:span text:style-name="OrgSrcRainbowDelimitersDepth4Face">(</text:span>kbd<text:s/><text:span text:style-name="OrgSrcFontLockStringFace">"C-c<text:s/>s<text:s/>i"</text:span><text:span text:style-name="OrgSrcRainbowDelimitersDepth4Face">)</text:span></text:p>
      <text:p text:style-name="OrgSrcBlock"><text:tab/><text:tab/><text:tab/><text:tab/><text:tab/><text:s/><text:s/><text:s/>'org-insert-src-block<text:span text:style-name="OrgSrcRainbowDelimitersDepth3Face">)</text:span></text:p>
      <text:p text:style-name="OrgSrcBlockLastLine"><text:tab/><text:tab/><text:tab/><text:s/><text:s/><text:s/><text:s/><text:span text:style-name="OrgSrcRainbowDelimitersDepth2Face">)</text:span><text:span text:style-name="OrgSrcRainbowDelimitersDepth1Face">)</text:span></text:p>
      <text:p text:style-name="Text_20_body">之后，就可以通过C-c s i 快捷键插入一个代码块了。
此处参考<text:a xlink:type="simple" xlink:href="http://wenshanren.org/?p=327">http://wenshanren.org/?p=327</text:a>的博客。
</text:p>
      <text:p text:style-name="Text_20_body">下面对几个特殊环节进行简要介绍.
这些内容均来自于<text:a xlink:type="simple" xlink:href="https://orgmode.org/guide/Working-with-Source-Code.html#Working-with-Source-Code">这里</text:a>.
</text:p>
      <text:h text:style-name="Heading_20_2" text:outline-level="2" text:is-list-header="false">
<text:bookmark-start text:name="OrgXref.org2a0bed1"/>
<text:bookmark text:name="org2a0bed1"/><text:span text:style-name="OrgTodo">TODO</text:span> using header arguments
<text:bookmark-end text:name="OrgXref.org2a0bed1"/></text:h>
      <text:h text:style-name="Heading_20_2" text:outline-level="2" text:is-list-header="false">
<text:bookmark-start text:name="OrgXref.org68ca570"/>
<text:bookmark text:name="org68ca570"/><text:span text:style-name="OrgTodo">TODO</text:span> evaluating code blocks
<text:bookmark-end text:name="OrgXref.org68ca570"/></text:h>
      <text:h text:style-name="Heading_20_2" text:outline-level="2" text:is-list-header="false">
<text:bookmark-start text:name="OrgXref.org21ee1fc"/>
<text:bookmark text:name="org21ee1fc"/><text:span text:style-name="OrgTodo">TODO</text:span> results of evaluation
<text:bookmark-end text:name="OrgXref.org21ee1fc"/></text:h>
      <text:h text:style-name="Heading_20_2" text:outline-level="2" text:is-list-header="false">
<text:bookmark-start text:name="OrgXref.org671e1e1"/>
<text:bookmark text:name="org671e1e1"/><text:span text:style-name="OrgTodo">TODO</text:span> exporting code blocks
<text:bookmark-end text:name="OrgXref.org671e1e1"/></text:h>
      <text:h text:style-name="Heading_20_2" text:outline-level="2" text:is-list-header="false">
<text:bookmark-start text:name="OrgXref.orga2d6481"/>
<text:bookmark text:name="orga2d6481"/><text:span text:style-name="OrgTodo">TODO</text:span> extracting source code
<text:bookmark-end text:name="OrgXref.orga2d6481"/></text:h>
      <text:h text:style-name="Heading_20_1" text:outline-level="1" text:is-list-header="false">
<text:bookmark-start text:name="OrgXref.org9f1e3a7"/>
<text:bookmark text:name="org9f1e3a7"/><text:span text:style-name="OrgTodo">TODO</text:span> miscellaneous
<text:bookmark-end text:name="OrgXref.org9f1e3a7"/></text:h>
    </office:text>
  </office:body>
</office:document-content>
</file>

<file path=styles.xml><?xml version="1.0" encoding="utf-8"?>
<!-- See etc/org/README for copyright information --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!-- Outline numbering -->
    <text:outline-style style:name="OrgOutline">
      <text:outline-level-style text:level="1" style:num-suffix=". " style:num-format="1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suffix=". " style:num-format="1" text:display-levels="2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suffix=". " style:num-format="1" text:display-levels="3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suffix=". " style:num-format="1" text:display-levels="4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suffix=". " style:num-format="1" text:display-levels="5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suffix=". " style:num-format="1" text:display-levels="6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suffix=". " style:num-format="1" text:display-levels="7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suffix=". " style:num-format="1" text:display-levels="8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suffix=". " style:num-format="1" text:display-levels="9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suffix=". " style:num-format="1" text:display-levels="10">
        <style:list-level-properties text:list-level-position-and-space-mode="label-alignment">
          <style:list-level-label-alignment text:label-followed-by="nothing" fo:text-indent="-3.048cm" fo:margin-left="3.048cm"/>
        </style:list-level-properties>
      </text:outline-level-style>
    </text:outline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>
        <style:tab-stops>
          <style:tab-stop style:position="17cm" style:type="right"/>
        </style:tab-stops>
      </style:paragraph-properties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1_unnumbered" style:family="paragraph" style:parent-style-name="Heading_20_1" style:list-style-name="">
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2_unnumbered" style:family="paragraph" style:parent-style-name="Heading_20_2" style:list-style-name="">
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3_unnumbered" style:family="paragraph" style:parent-style-name="Heading_20_3" style:list-style-name="">
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4_unnumbered" style:family="paragraph" style:parent-style-name="Heading_20_4" style:list-style-name="">
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5_unnumbered" style:family="paragraph" style:parent-style-name="Heading_20_5" style:list-style-name="">
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6_unnumbered" style:family="paragraph" style:parent-style-name="Heading_20_6" style:list-style-name="">
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7_unnumbered" style:family="paragraph" style:parent-style-name="Heading_20_7" style:list-style-name="">
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8_unnumbered" style:family="paragraph" style:parent-style-name="Heading_20_8" style:list-style-name="">
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9_unnumbered" style:family="paragraph" style:parent-style-name="Heading_20_9" style:list-style-name=""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10_unnumbered" style:family="paragraph" style:parent-style-name="Heading_20_10" style:list-style-name="">
  </style:style>
    <style:style style:name="Heading_20_1.title" style:display-name="Heading 1.title" style:family="paragraph" style:parent-style-name="Heading_20_1">
      <style:paragraph-properties fo:text-align="center" style:justify-single-word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OrgTitle" style:family="paragraph" style:parent-style-name="Title">
      <style:paragraph-properties fo:margin-top="0cm" fo:margin-bottom="0cm"/>
      <style:text-properties fo:font-size="2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rgSubtitle" style:family="paragraph" style:parent-style-name="Subtitle">
      <style:paragraph-properties fo:margin-top="0cm" fo:margin-bottom="0cm"/>
      <style:text-properties fo:font-size="20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OrgFootnoteQuotations" style:family="paragraph" style:parent-style-name="Footnote" style:class="html">
      <style:paragraph-properties fo:margin-left="1cm" fo:margin-right="1cm" fo:margin-top="0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OrgVerse" style:family="paragraph" style:parent-style-name="Preformatted_20_Text">
      <style:paragraph-properties fo:background-color="transparent" fo:padding="0cm" fo:border="none" style:shadow="none">
        <style:background-image/>
      </style:paragraph-properties>
    </style:style>
    <style:style style:name="OrgClock" style:family="paragraph" style:parent-style-name="Text_20_body">
      <style:paragraph-properties fo:margin-top="0cm" fo:margin-bottom="0cm"/>
    </style:style>
    <style:style style:name="OrgClockLastLine" style:family="paragraph" style:parent-style-name="OrgClock"/>
    <style:style style:name="OrgPlanning" style:family="paragraph" style:parent-style-name="Text_20_body"/>
    <!-- Fixed width block -->
    <style:style style:name="OrgFixedWidthBlock" style:family="paragraph" style:parent-style-name="Preformatted_20_Text">
      <style:paragraph-properties fo:background-color="#c0c0c0" fo:padding="0.049cm" fo:border="0.06pt solid #000000" style:shadow="none">
        <style:background-image/>
      </style:paragraph-properties>
    </style:style>
    <style:style style:name="OrgFixedWidthBlockLastLine" style:family="paragraph" style:parent-style-name="OrgFixedWidthBlock">
      <style:paragraph-properties fo:margin-top="0cm" fo:margin-bottom="0.21cm"/>
    </style:style>
    <style:style style:name="OrgFormula" style:family="paragraph" style:parent-style-name="Text_20_body">
      <style:paragraph-properties>
        <style:tab-stops>
          <style:tab-stop style:position="17cm" style:type="right"/>
        </style:tab-stops>
      </style:paragraph-properties>
    </style:style>
    <style:style style:name="OrgSrcBlockLastLine" style:family="paragraph" style:parent-style-name="OrgSrcBlock">
      <style:paragraph-properties fo:margin-top="0cm" fo:margin-bottom="0.21cm"/>
    </style:style>
    <style:style style:name="OrgCenter" style:family="paragraph" style:parent-style-name="Text_20_body">
      <style:paragraph-properties fo:text-align="center" style:justify-single-word="false"/>
    </style:style>
    <style:style style:name="OrgFootnoteCenter" style:family="paragraph" style:parent-style-name="Footnote">
      <style:paragraph-properties fo:text-align="center" style:justify-single-word="false"/>
    </style:style>
    <style:style style:name="OrgTableContents" style:family="paragraph" style:parent-style-name="Text_20_body"/>
    <style:style style:name="OrgTableHeading" style:family="paragraph" style:parent-style-name="OrgTable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rgTableHeadingLeft" style:family="paragraph" style:parent-style-name="OrgTableHeading">
      <style:paragraph-properties fo:text-align="left" style:justify-single-word="false"/>
    </style:style>
    <style:style style:name="OrgTableHeadingRight" style:family="paragraph" style:parent-style-name="OrgTableHeading">
      <style:paragraph-properties fo:text-align="right" style:justify-single-word="false"/>
    </style:style>
    <style:style style:name="OrgTableHeadingCenter" style:family="paragraph" style:parent-style-name="OrgTableHeading">
      <style:paragraph-properties fo:text-align="center" style:justify-single-word="false"/>
    </style:style>
    <style:style style:name="OrgTableContentsLeft" style:family="paragraph" style:parent-style-name="OrgTableContents">
      <style:paragraph-properties fo:text-align="left" style:justify-single-word="false"/>
    </style:style>
    <style:style style:name="OrgTableContentsRight" style:family="paragraph" style:parent-style-name="OrgTableContents">
      <style:paragraph-properties fo:text-align="right" style:justify-single-word="false"/>
    </style:style>
    <style:style style:name="OrgTableContentsCenter" style:family="paragraph" style:parent-style-name="OrgTableContents">
      <style:paragraph-properties fo:text-align="center" style:justify-single-word="false"/>
    </style:style>
    <style:style style:name="Text_20_body_20_bold" style:display-name="Text body bold" style:family="paragraph" style:parent-style-name="Text_20_body" style:next-style-name="Text_20_body">
      <style:text-properties fo:font-weight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/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>
      <style:paragraph-properties fo:text-align="center" style:justify-single-word="false"/>
    </style:style>
    <style:style style:name="Listing" style:family="paragraph" style:parent-style-name="Caption" style:class="extra">
      <style:paragraph-properties fo:margin-left="0cm" fo:margin-right="0cm" fo:text-indent="0cm" style:auto-text-indent="false" fo:keep-with-next="always">
        <style:tab-stops/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21cm" style:page-number="auto" fo:padding="0cm" fo:border-left="none" fo:border-right="none" fo:border-top="none" fo:border-bottom="0.06pt solid #000000" style:shadow="none" text:number-lines="false" text:line-number="0" style:join-border="false"/>
      <style:text-properties fo:font-size="6pt" style:font-size-asian="6pt" style:font-size-complex="6pt"/>
    </style:style>
    <style:style style:name="Emphasis" style:family="text">
      <style:text-properties fo:font-style="italic" style:font-style-asian="italic" style:font-style-complex="italic"/>
    </style:style>
    <style:style style:name="Underline" style:family="text">
      <style:text-properties style:text-underline-style="solid" style:text-underline-width="auto" style:text-underline-color="font-color" fo:background-color="transparent"/>
    </style:style>
    <style:style style:name="Strikethrough" style:family="text">
      <style:text-properties style:text-line-through-style="solid"/>
    </style:style>
    <style:style style:name="Source_20_Text" style:display-name="Source Text" style:family="text">
      <style:text-properties style:font-name="Courier New" fo:background-color="transparent" style:font-name-asian="NSimSun" style:font-name-complex="Courier New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fo:background-color="transparent" style:font-name-asian="NSimSun" style:font-name-complex="Courier New"/>
    </style:style>
    <style:style style:name="OrgCode" style:family="text" style:parent-style-name="Source_20_Text"/>
    <!-- BEGIN: Org Agenda Styles -->
    <style:style style:name="OrgTodo" style:family="text"/>
    <style:style style:name="OrgDone" style:family="text"/>
    <style:style style:name="OrgTag" style:family="text">
      <style:text-properties fo:font-variant="small-caps" fo:background-color="transparent"/>
    </style:style>
    <style:style style:name="OrgTags" style:family="text"/>
    <style:style style:name="OrgPriority" style:family="text"/>
    <style:style style:name="OrgPriority-A" style:family="text" style:parent-style-name="OrgPriority"/>
    <style:style style:name="OrgPriority-B" style:family="text" style:parent-style-name="OrgPriority"/>
    <style:style style:name="OrgPriority-C" style:family="text" style:parent-style-name="OrgPriority"/>
    <style:style style:name="OrgTimestamp" style:display-name="OrgTimestamp" style:family="text">
      <style:text-properties style:font-name="Courier New" fo:background-color="transparent" style:font-name-asian="NSimSun" style:font-name-complex="Courier New"/>
    </style:style>
    <style:style style:name="OrgActiveTimestamp" style:family="text" style:parent-style-name="OrgTimestamp"/>
    <style:style style:name="OrgInactiveTimestamp" style:family="text" style:parent-style-name="OrgTimestamp"/>
    <style:style style:name="OrgTimestampKeyword" style:family="text">
      <style:text-properties style:use-window-font-color="true" fo:font-weight="bold"/>
    </style:style>
    <style:style style:name="OrgScheduledKeyword" style:family="text" style:parent-style-name="OrgTimestampKeyword"/>
    <style:style style:name="OrgDeadlineKeyword" style:family="text" style:parent-style-name="OrgTimestampKeyword"/>
    <style:style style:name="OrgClockKeyword" style:family="text" style:parent-style-name="OrgTimestampKeyword"/>
    <style:style style:name="OrgClosedKeyword" style:family="text" style:parent-style-name="OrgTimestampKeyword"/>
    <style:style style:name="OrgTimestampWrapper" style:family="text"/>
    <style:style style:name="OrgTarget" style:family="text"/>
    <number:date-style style:name="OrgDate" number:automatic-order="true">
      <number:day number:style="long"/>
      <number:text>/</number:text>
      <number:month number:style="long"/>
      <number:text>/</number:text>
      <number:year number:style="long"/>
    </number:date-style>
    <!-- END: Org Agenda Styles -->
    <style:style style:name="Bold" style:family="text">
      <style:text-properties fo:font-weight="bold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rgSuperscript" style:family="text">
      <style:text-properties style:text-position="super 58%"/>
    </style:style>
    <style:style style:name="OrgSubscript" style:family="text">
      <style:text-properties style:text-position="sub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!-- Simple Images   -->
    <style:style style:name="OrgDisplayImage" style:family="graphic" style:parent-style-name="Graphics">
      <style:graphic-properties text:anchor-type="paragraph" style:wrap="none" style:vertical-pos="top" style:vertical-rel="paragraph" style:horizontal-pos="center" style:horizontal-rel="paragraph"/>
    </style:style>
    <style:style style:name="OrgPageImage" style:family="graphic" style:parent-style-name="Graphics">
      <style:graphic-properties text:anchor-type="page" fo:margin-top="0.21cm" fo:margin-bottom="0.21cm" style:vertical-pos="middle" style:vertical-rel="page" style:horizontal-pos="center" style:horizontal-rel="page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!-- Captioned Images  -->
    <style:style style:name="OrgCaptionedImage" style:family="graphic" style:parent-style-name="Graphics">
      <style:graphic-properties style:rel-width="100%" text:anchor-type="paragraph"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/>
    </style:style>
    <style:style style:name="OrgImageCaptionFrame" style:family="graphic" style:parent-style-name="Frame">
      <style:graphic-properties text:anchor-type="paragraph"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OrgPageImageCaptionFrame" style:family="graphic" style:parent-style-name="Frame">
      <style:graphic-properties text:anchor-type="paragraph" fo:margin-left="0cm" fo:margin-right="0cm" fo:margin-top="0.21cm" fo:margin-bottom="0.21cm" style:wrap="none" style:vertical-pos="middle" style:vertical-rel="page" style:horizontal-pos="center" style:horizontal-rel="page" fo:background-color="transparent" style:background-transparency="100%" fo:padding="0cm" fo:border="none" style:shadow="none">
        <style:background-image/>
      </style:graphic-properties>
    </style:style>
    <!-- Inlined Images -->
    <style:style style:name="OrgInlineImage" style:family="graphic" style:parent-style-name="Graphics">
      <style:graphic-properties text:anchor-type="as-char" style:vertical-pos="top" style:vertical-rel="baseline" style:horizontal-pos="center" style:horizontal-rel="paragraph"/>
    </style:style>
    <!-- Inline Formula -->
    <style:style style:name="OrgFormula" style:family="graphic">
      <style:graphic-properties text:anchor-type="as-char" svg:y="0cm" fo:margin-left="0.201cm" fo:margin-right="0.201cm" style:vertical-pos="middle" style:vertical-rel="text" style:shadow="none"/>
    </style:style>
    <style:style style:name="OrgInlineFormula" style:family="graphic" style:parent-style-name="Formula">
      <style:graphic-properties text:anchor-type="as-char" fo:margin-left="0.201cm" fo:margin-right="0.201cm" style:vertical-pos="middle" style:vertical-rel="text"/>
    </style:style>
    <style:style style:name="OrgInlineFormula" style:family="graphic" style:parent-style-name="Formula">
      <style:graphic-properties style:vertical-pos="middle" style:vertical-rel="text" draw:ole-draw-aspect="1"/>
    </style:style>
    <style:style style:name="OrgDisplayFormula" style:family="graphic" style:parent-style-name="OrgFormula">
      <style:graphic-properties style:vertical-pos="middle" style:vertical-rel="text" style:horizontal-pos="from-left" style:horizontal-rel="paragraph-content" draw:ole-draw-aspect="1"/>
    </style:style>
    <style:style style:name="OrgFormulaCaptionFrame" style:family="graphic" style:parent-style-name="Frame">
      <style:graphic-properties text:anchor-type="paragraph" fo:margin-left="0cm" fo:margin-right="0cm" fo:margin-top="0cm" fo:margin-bottom="0cm" style:wrap="right" style:number-wrapped-paragraphs="1" style:wrap-contour="false" style:vertical-pos="top" style:vertical-rel="paragraph" style:horizontal-pos="center" style:horizontal-rel="paragraph" fo:padding="0cm" fo:border="none"/>
    </style:style>
    <style:style style:name="OrgCaptionedFormula" style:family="graphic" style:parent-style-name="OrgFormula">
      <style:graphic-properties fo:margin-left="0cm" fo:margin-right="0cm" fo:margin-top="0cm" fo:margin-bottom="0cm" style:run-through="foreground" style:wrap="none" style:vertical-pos="from-top" style:vertical-rel="paragraph-content" style:horizontal-pos="center" style:horizontal-rel="paragraph-content" fo:padding="0cm" fo:border="none" style:shadow="none" draw:ole-draw-aspect="1"/>
    </style:style>
    <!-- Inline Tasks -->
    <style:style style:name="OrgInlineTaskHeading" style:family="paragraph" style:parent-style-name="Caption" style:next-style-name="Text_20_body">
      <style:text-properties style:font-name="Arial1" fo:font-style="normal" fo:font-weight="bold"/>
    </style:style>
    <style:style style:name="OrgInlineTaskFrame" style:family="graphic" style:parent-style-name="Frame">
      <style:graphic-properties svg:x="0cm" svg:y="0cm" style:wrap="none" style:vertical-pos="top" style:vertical-rel="paragraph-content" style:horizontal-pos="center" style:horizontal-rel="paragraph-content" fo:background-color="#ffffcc" style:background-transparency="0%" fo:padding="0.15cm" fo:border="0.26pt solid #000000" style:shadow="none">
        <style:background-image/>
      </style:graphic-properties>
    </style: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!-- Numbered List -->
    <text:list-style style:name="OrgNumberedList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!-- Bulleted List -->
    <text:list-style style:name="OrgBulletedList">
      <text:list-level-style-bullet text:level="1" text:style-name="Bullet_20_Symbols" style:num-suffix="." text:bullet-char="•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fo:font-family="StarSymbol" style:font-charset="x-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fo:font-family="StarSymbol" style:font-charset="x-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fo:font-family="StarSymbol" style:font-charset="x-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fo:font-family="StarSymbol" style:font-charset="x-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fo:font-family="StarSymbol" style:font-charset="x-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fo:font-family="StarSymbol" style:font-charset="x-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fo:font-family="StarSymbol" style:font-charset="x-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fo:font-family="StarSymbol" style:font-charset="x-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fo:font-family="StarSymbol" style:font-charset="x-symbol"/>
      </text:list-level-style-bullet>
    </text:list-style>
    <!-- Description List -->
    <text:list-style style:name="OrgDescriptionList">
      <text:list-level-style-number text:level="1" style:num-format="">
        <style:list-level-properties text:space-before="0.635cm"/>
      </text:list-level-style-number>
      <text:list-level-style-number text:level="2" style:num-format="">
        <style:list-level-properties text:space-before="1.27cm"/>
      </text:list-level-style-number>
      <text:list-level-style-number text:level="3" style:num-format="">
        <style:list-level-properties text:space-before="1.905cm"/>
      </text:list-level-style-number>
      <text:list-level-style-number text:level="4" style:num-format="">
        <style:list-level-properties text:space-before="2.54cm"/>
      </text:list-level-style-number>
      <text:list-level-style-number text:level="5" style:num-format="">
        <style:list-level-properties text:space-before="3.175cm"/>
      </text:list-level-style-number>
      <text:list-level-style-number text:level="6" style:num-format="">
        <style:list-level-properties text:space-before="3.81cm"/>
      </text:list-level-style-number>
      <text:list-level-style-number text:level="7" style:num-format="">
        <style:list-level-properties text:space-before="4.445cm"/>
      </text:list-level-style-number>
      <text:list-level-style-number text:level="8" style:num-format="">
        <style:list-level-properties text:space-before="5.08cm"/>
      </text:list-level-style-number>
      <text:list-level-style-number text:level="9" style:num-format="">
        <style:list-level-properties text:space-before="5.715cm"/>
      </text:list-level-style-number>
      <text:list-level-style-number text:level="10" style:num-format="">
        <style:list-level-properties text:space-before="6.35cm"/>
      </text:list-level-style-number>
    </text:list-style>
    <text:list-style style:name="OrgSrcBlockNumberedLine">
      <text:list-level-style-number text:level="1" style:num-format="1">
        <style:list-level-properties text:space-before="0.635cm" text:min-label-width="0.635cm" text:min-label-distance="0.101cm" fo:text-align="end"/>
      </text:list-level-style-number>
      <text:list-level-style-number text:level="2" style:num-format="1">
        <style:list-level-properties text:space-before="1.27cm" text:min-label-width="0.635cm" text:min-label-distance="0.101cm" fo:text-align="end"/>
      </text:list-level-style-number>
      <text:list-level-style-number text:level="3" style:num-format="1">
        <style:list-level-properties text:space-before="1.905cm" text:min-label-width="0.635cm" text:min-label-distance="0.101cm" fo:text-align="end"/>
      </text:list-level-style-number>
      <text:list-level-style-number text:level="4" style:num-format="1">
        <style:list-level-properties text:space-before="2.54cm" text:min-label-width="0.635cm" text:min-label-distance="0.101cm" fo:text-align="end"/>
      </text:list-level-style-number>
      <text:list-level-style-number text:level="5" style:num-format="1">
        <style:list-level-properties text:space-before="3.175cm" text:min-label-width="0.635cm" text:min-label-distance="0.101cm" fo:text-align="end"/>
      </text:list-level-style-number>
      <text:list-level-style-number text:level="6" style:num-format="1">
        <style:list-level-properties text:space-before="3.81cm" text:min-label-width="0.635cm" text:min-label-distance="0.101cm" fo:text-align="end"/>
      </text:list-level-style-number>
      <text:list-level-style-number text:level="7" style:num-format="1">
        <style:list-level-properties text:space-before="4.445cm" text:min-label-width="0.635cm" text:min-label-distance="0.101cm" fo:text-align="end"/>
      </text:list-level-style-number>
      <text:list-level-style-number text:level="8" style:num-format="1">
        <style:list-level-properties text:space-before="5.08cm" text:min-label-width="0.635cm" text:min-label-distance="0.101cm" fo:text-align="end"/>
      </text:list-level-style-number>
      <text:list-level-style-number text:level="9" style:num-format="1">
        <style:list-level-properties text:space-before="5.715cm" text:min-label-width="0.635cm" text:min-label-distance="0.101cm" fo:text-align="end"/>
      </text:list-level-style-number>
      <text:list-level-style-number text:level="10" style:num-format="1">
        <style:list-level-properties text:space-before="6.35cm" text:min-label-width="0.635cm" text:min-label-distance="0.101cm" fo:text-align="end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!-- Org Htmlfontify Styles -->
    <style:style style:name="OrgSrcRainbowDelimitersDepth6Face" style:family="text">
      <style:text-properties fo:color="#f92672"/>
    </style:style>
    <style:style style:name="OrgSrcRainbowDelimitersDepth5Face" style:family="text">
      <style:text-properties fo:color="#fd971f"/>
    </style:style>
    <style:style style:name="OrgSrcFontLockConstantFace" style:family="text">
      <style:text-properties fo:color="#ae81ff"/>
    </style:style>
    <style:style style:name="OrgSrcFontLockDocFace" style:family="text">
      <style:text-properties fo:color="#e6db74"/>
    </style:style>
    <style:style style:name="OrgSrcFontLockFunctionNameFace" style:family="text">
      <style:text-properties fo:color="#a6e22e"/>
    </style:style>
    <style:style style:name="OrgSrcFontLockCommentFace" style:family="text">
      <style:text-properties fo:color="#75715e"/>
    </style:style>
    <style:style style:name="OrgSrcFontLockCommentDelimiterFace" style:family="text">
      <style:text-properties fo:color="#75715e"/>
    </style:style>
    <style:style style:name="OrgSrcFontLockBuiltinFace" style:family="text">
      <style:text-properties fo:color="#f92672"/>
    </style:style>
    <style:style style:name="OrgSrcOrgDocumentTitle" style:family="text">
      <style:text-properties fo:color="#f8f8f0"/>
    </style:style>
    <style:style style:name="OrgSrcOrgDocumentInfoKeyword" style:family="text">
      <style:text-properties fo:color="#75715e"/>
    </style:style>
    <style:style style:name="OrgSrcOrgFootnote" style:family="text">
      <style:text-properties fo:color="#fd5ff0"/>
    </style:style>
    <style:style style:name="OrgSrcOrgBlock" style:family="text">
      <style:text-properties fo:color="#f8f8f0"/>
    </style:style>
    <style:style style:name="OrgSrcOrgCode" style:family="text">
      <style:text-properties fo:color="#75715e"/>
    </style:style>
    <style:style style:name="OrgSrc(OrgBlock)0000" style:family="text">
      <style:text-properties fo:color="#f8f8f0"/>
    </style:style>
    <style:style style:name="OrgSrcOrgBlockEndLine" style:family="text">
      <style:text-properties fo:color="#75715e"/>
    </style:style>
    <style:style style:name="OrgSrcOrgBlockBeginLine" style:family="text">
      <style:text-properties fo:color="#75715e"/>
    </style:style>
    <style:style style:name="OrgSrcRainbowDelimitersDepth4Face" style:family="text">
      <style:text-properties fo:color="#e6db74"/>
    </style:style>
    <style:style style:name="OrgSrcOrgTag" style:family="text">
      <style:text-properties fo:color="#f8f8f2"/>
    </style:style>
    <style:style style:name="OrgSrcOrgCheckbox" style:family="text">
      <style:text-properties fo:color="#f8f8f2"/>
    </style:style>
    <style:style style:name="OrgSrcOrgCheckboxStatisticsTodo" style:family="text">
      <style:text-properties fo:color="#f92672"/>
    </style:style>
    <style:style style:name="OrgSrcOrgWarning" style:family="text">
      <style:text-properties fo:color="#fd971f"/>
    </style:style>
    <style:style style:name="OrgSrcFontLockStringFace" style:family="text">
      <style:text-properties fo:color="#e6db74"/>
    </style:style>
    <style:style style:name="OrgSrcRainbowDelimitersDepth3Face" style:family="text">
      <style:text-properties fo:color="#a6e22e"/>
    </style:style>
    <style:style style:name="OrgSrcRainbowDelimitersDepth2Face" style:family="text">
      <style:text-properties fo:color="#66d9ef"/>
    </style:style>
    <style:style style:name="OrgSrcFontLockKeywordFace" style:family="text">
      <style:text-properties fo:color="#f92672"/>
    </style:style>
    <style:style style:name="OrgSrcRainbowDelimitersDepth1Face" style:family="text">
      <style:text-properties fo:color="#ae81ff"/>
    </style:style>
    <style:style style:name="OrgSrcOrgTarget" style:family="text">
      <style:text-properties fo:color="#f8f8f2"/>
    </style:style>
    <style:style style:name="OrgSrcOrgLink" style:family="text">
      <style:text-properties fo:color="#66d9ef"/>
    </style:style>
    <style:style style:name="OrgSrcOrgTable" style:family="text">
      <style:text-properties fo:color="#a6e22e"/>
    </style:style>
    <style:style style:name="OrgSrcOrgListDt" style:family="text">
      <style:text-properties fo:color="#f8f8f2"/>
    </style:style>
    <style:style style:name="OrgSrcOrgMetaLine" style:family="text">
      <style:text-properties fo:color="#75715e"/>
    </style:style>
    <style:style style:name="OrgSrcOrgLevel3" style:family="text">
      <style:text-properties fo:color="#f8f8f2"/>
    </style:style>
    <style:style style:name="OrgSrcOrgLevel2" style:family="text">
      <style:text-properties fo:color="#f8f8f2"/>
    </style:style>
    <style:style style:name="OrgSrcOrgHide" style:family="text">
      <style:text-properties fo:color="#272822"/>
    </style:style>
    <style:style style:name="OrgSrcOrgLevel1" style:family="text">
      <style:text-properties fo:color="#f8f8f2"/>
    </style:style>
    <style:style style:name="OrgSrcBlock" style:family="paragraph" style:parent-style-name="Preformatted_20_Text">
      <style:paragraph-properties fo:background-color="#272822" fo:padding="0.049cm" fo:border="0.51pt solid #000000" style:shadow="none">
        <style:background-image/>
      </style:paragraph-properties>
      <style:text-properties fo:color="#f8f8f2"/>
    </style:styl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i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5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/></text:p>
      </style:footer>
    </style:master-page>
    <style:master-page style:name="OrgTitlePage" style:page-layout-name="Mpm2" style:next-style-name="OrgFrontMatterPage"/>
    <style:master-page style:name="OrgFrontMatterPage" style:page-layout-name="Mpm3">
      <style:footer>
        <text:p text:style-name="MP1"><text:page-number text:select-page="current"/></text:p>
      </style:footer>
    </style:master-page>
    <style:master-page style:name="OrgFirstPage" style:page-layout-name="Mpm4" style:next-style-name="OrgPage">
      <style:footer>
        <text:p text:style-name="MP1"><text:page-number text:select-page="current"/></text:p>
      </style:footer>
    </style:master-page>
    <style:master-page style:name="OrgPage" style:page-layout-name="Mpm5">
      <style:footer>
        <text:p text:style-name="MP1"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/>
    <meta:initial-creator/>
    <dc:date>2020-06-16T18:52:05</dc:date>
    <meta:creation-date>2020-06-16T18:52:05</meta:creation-date>
    <meta:generator>Emacs 26.3 (Org mode 9.1.9)</meta:generator>
    <meta:keyword/>
    <dc:subject/>
    <dc:title/>
  </office:meta>
</office:document-meta>
</file>